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7154in"/>
    </style:style>
    <style:style style:name="co2" style:family="table-column">
      <style:table-column-properties fo:break-before="auto" style:column-width="0.9217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0717in"/>
    </style:style>
    <style:style style:name="co5" style:family="table-column">
      <style:table-column-properties fo:break-before="auto" style:column-width="0.954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tyle="normal" fo:font-weight="normal" style:font-style-asian="normal" style:font-weight-asian="normal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8in" svg:height="3.5429in" svg:x="9.0807in" svg:y="3.0201in">
            <draw:object draw:notify-on-update-of-ranges="Sheet1.A1:Sheet1.A1 Sheet1.B1:Sheet1.G1 Sheet1.A9:Sheet1.A9 Sheet1.B9:Sheet1.G9 Sheet1.A10:Sheet1.A10 Sheet1.B10:Sheet1.G10 Sheet1.A12:Sheet1.A12 Sheet1.B12:Sheet1.G1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27" table:default-cell-style-name="Default"/>
        <table:table-row table:style-name="ro1">
          <table:table-cell/>
          <table:table-cell office:value-type="string" calcext:value-type="string">
            <text:p>spectralnorm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nbody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pystone</text:p>
          </table:table-cell>
          <table:table-cell office:value-type="string" calcext:value-type="string">
            <text:p>chao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native</text:p>
          </table:table-cell>
          <table:table-cell office:value-type="float" office:value="0.223" calcext:value-type="float">
            <text:p>0.223</text:p>
          </table:table-cell>
          <table:table-cell office:value-type="float" office:value="0.214" calcext:value-type="float">
            <text:p>0.214</text:p>
          </table:table-cell>
          <table:table-cell office:value-type="float" office:value="0.223" calcext:value-type="float">
            <text:p>0.223</text:p>
          </table:table-cell>
          <table:table-cell office:value-type="float" office:value="0.404" calcext:value-type="float">
            <text:p>0.404</text:p>
          </table:table-cell>
          <table:table-cell office:value-type="float" office:value="0.334" calcext:value-type="float">
            <text:p>0.334</text:p>
          </table:table-cell>
          <table:table-cell office:value-type="float" office:value="0.247" calcext:value-type="float">
            <text:p>0.247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typed unopt</text:p>
          </table:table-cell>
          <table:table-cell office:value-type="float" office:value="0.687" calcext:value-type="float">
            <text:p>0.687</text:p>
          </table:table-cell>
          <table:table-cell office:value-type="float" office:value="0.712" calcext:value-type="float">
            <text:p>0.712</text:p>
          </table:table-cell>
          <table:table-cell office:value-type="float" office:value="1.083" calcext:value-type="float">
            <text:p>1.083</text:p>
          </table:table-cell>
          <table:table-cell office:value-type="float" office:value="1.696" calcext:value-type="float">
            <text:p>1.696</text:p>
          </table:table-cell>
          <table:table-cell office:value-type="float" office:value="0.912" calcext:value-type="float">
            <text:p>0.912</text:p>
          </table:table-cell>
          <table:table-cell office:value-type="float" office:value="0.658" calcext:value-type="float">
            <text:p>0.658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typed opt</text:p>
          </table:table-cell>
          <table:table-cell office:value-type="float" office:value="0.232" calcext:value-type="float">
            <text:p>0.232</text:p>
          </table:table-cell>
          <table:table-cell office:value-type="float" office:value="0.3" calcext:value-type="float">
            <text:p>0.3</text:p>
          </table:table-cell>
          <table:table-cell office:value-type="float" office:value="0.228" calcext:value-type="float">
            <text:p>0.228</text:p>
          </table:table-cell>
          <table:table-cell office:value-type="float" office:value="0.421" calcext:value-type="float">
            <text:p>0.421</text:p>
          </table:table-cell>
          <table:table-cell office:value-type="float" office:value="0.321" calcext:value-type="float">
            <text:p>0.321</text:p>
          </table:table-cell>
          <table:table-cell office:value-type="float" office:value="0.257" calcext:value-type="float">
            <text:p>0.257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checks inserted</text:p>
          </table:table-cell>
          <table:table-cell office:value-type="float" office:value="25" calcext:value-type="float">
            <text:p>25</text:p>
          </table:table-cell>
          <table:table-cell office:value-type="float" office:value="58" calcext:value-type="float">
            <text:p>58</text:p>
          </table:table-cell>
          <table:table-cell office:value-type="float" office:value="102" calcext:value-type="float">
            <text:p>102</text:p>
          </table:table-cell>
          <table:table-cell office:value-type="float" office:value="394" calcext:value-type="float">
            <text:p>394</text:p>
          </table:table-cell>
          <table:table-cell office:value-type="float" office:value="98" calcext:value-type="float">
            <text:p>98</text:p>
          </table:table-cell>
          <table:table-cell office:value-type="float" office:value="284" calcext:value-type="float">
            <text:p>284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checks remaining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“real” checks remaining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tatic typing (approx)</text:p>
          </table:table-cell>
          <table:table-cell table:number-columns-repeated="6" office:value-type="string" calcext:value-type="string">
            <text:p>full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original overhead</text:p>
          </table:table-cell>
          <table:table-cell table:formula="of:=[.B3]/[.B2]" office:value-type="float" office:value="3.08071748878924" calcext:value-type="float">
            <text:p>3.0807174888</text:p>
          </table:table-cell>
          <table:table-cell table:formula="of:=[.C3]/[.C2]" office:value-type="float" office:value="3.32710280373832" calcext:value-type="float">
            <text:p>3.3271028037</text:p>
          </table:table-cell>
          <table:table-cell table:formula="of:=[.D3]/[.D2]" office:value-type="float" office:value="4.85650224215247" calcext:value-type="float">
            <text:p>4.8565022422</text:p>
          </table:table-cell>
          <table:table-cell table:formula="of:=[.E3]/[.E2]" office:value-type="float" office:value="4.1980198019802" calcext:value-type="float">
            <text:p>4.198019802</text:p>
          </table:table-cell>
          <table:table-cell table:formula="of:=[.F3]/[.F2]" office:value-type="float" office:value="2.73053892215569" calcext:value-type="float">
            <text:p>2.7305389222</text:p>
          </table:table-cell>
          <table:table-cell table:formula="of:=[.G3]/[.G2]" office:value-type="float" office:value="2.66396761133603" calcext:value-type="float">
            <text:p>2.6639676113</text:p>
          </table:table-cell>
          <table:table-cell table:formula="of:=[.H3]/[.H2]" office:value-type="string" office:string-value="" calcext:value-type="error">
            <text:p>#DIV/0!</text:p>
          </table:table-cell>
          <table:table-cell table:formula="of:=[.I3]/[.I2]" office:value-type="string" office:string-value="" calcext:value-type="error">
            <text:p>#DIV/0!</text:p>
          </table:table-cell>
          <table:table-cell table:formula="of:=[.J3]/[.J2]" office:value-type="string" office:string-value="" calcext:value-type="error">
            <text:p>#DIV/0!</text:p>
          </table:table-cell>
          <table:table-cell table:formula="of:=[.K3]/[.K2]" office:value-type="string" office:string-value="" calcext:value-type="error">
            <text:p>#DIV/0!</text:p>
          </table:table-cell>
          <table:table-cell table:formula="of:=[.L3]/[.L2]" office:value-type="string" office:string-value="" calcext:value-type="error">
            <text:p>#DIV/0!</text:p>
          </table:table-cell>
          <table:table-cell table:formula="of:=[.M3]/[.M2]" office:value-type="string" office:string-value="" calcext:value-type="error">
            <text:p>#DIV/0!</text:p>
          </table:table-cell>
          <table:table-cell table:formula="of:=[.N3]/[.N2]" office:value-type="string" office:string-value="" calcext:value-type="error">
            <text:p>#DIV/0!</text:p>
          </table:table-cell>
          <table:table-cell table:formula="of:=[.O3]/[.O2]" office:value-type="string" office:string-value="" calcext:value-type="error">
            <text:p>#DIV/0!</text:p>
          </table:table-cell>
          <table:table-cell table:formula="of:=[.P3]/[.P2]" office:value-type="string" office:string-value="" calcext:value-type="error">
            <text:p>#DIV/0!</text:p>
          </table:table-cell>
          <table:table-cell table:formula="of:=[.Q3]/[.Q2]" office:value-type="string" office:string-value="" calcext:value-type="error">
            <text:p>#DIV/0!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optimized overhead</text:p>
          </table:table-cell>
          <table:table-cell table:formula="of:=[.B4]/[.B2]" office:value-type="float" office:value="1.04035874439462" calcext:value-type="float">
            <text:p>1.0403587444</text:p>
          </table:table-cell>
          <table:table-cell table:formula="of:=[.C4]/[.C2]" office:value-type="float" office:value="1.4018691588785" calcext:value-type="float">
            <text:p>1.4018691589</text:p>
          </table:table-cell>
          <table:table-cell table:formula="of:=[.D4]/[.D2]" office:value-type="float" office:value="1.02242152466368" calcext:value-type="float">
            <text:p>1.0224215247</text:p>
          </table:table-cell>
          <table:table-cell table:formula="of:=[.E4]/[.E2]" office:value-type="float" office:value="1.04207920792079" calcext:value-type="float">
            <text:p>1.0420792079</text:p>
          </table:table-cell>
          <table:table-cell table:formula="of:=[.F4]/[.F2]" office:value-type="float" office:value="0.961077844311377" calcext:value-type="float">
            <text:p>0.9610778443</text:p>
          </table:table-cell>
          <table:table-cell table:formula="of:=[.G4]/[.G2]" office:value-type="float" office:value="1.04048582995951" calcext:value-type="float">
            <text:p>1.04048583</text:p>
          </table:table-cell>
          <table:table-cell table:formula="of:=[.H4]/[.H2]" office:value-type="string" office:string-value="" calcext:value-type="error">
            <text:p>#DIV/0!</text:p>
          </table:table-cell>
          <table:table-cell table:formula="of:=[.I4]/[.I2]" office:value-type="string" office:string-value="" calcext:value-type="error">
            <text:p>#DIV/0!</text:p>
          </table:table-cell>
          <table:table-cell table:formula="of:=[.J4]/[.J2]" office:value-type="string" office:string-value="" calcext:value-type="error">
            <text:p>#DIV/0!</text:p>
          </table:table-cell>
          <table:table-cell table:formula="of:=[.K4]/[.K2]" office:value-type="string" office:string-value="" calcext:value-type="error">
            <text:p>#DIV/0!</text:p>
          </table:table-cell>
          <table:table-cell table:formula="of:=[.L4]/[.L2]" office:value-type="string" office:string-value="" calcext:value-type="error">
            <text:p>#DIV/0!</text:p>
          </table:table-cell>
          <table:table-cell table:formula="of:=[.M4]/[.M2]" office:value-type="string" office:string-value="" calcext:value-type="error">
            <text:p>#DIV/0!</text:p>
          </table:table-cell>
          <table:table-cell table:formula="of:=[.N4]/[.N2]" office:value-type="string" office:string-value="" calcext:value-type="error">
            <text:p>#DIV/0!</text:p>
          </table:table-cell>
          <table:table-cell table:formula="of:=[.O4]/[.O2]" office:value-type="string" office:string-value="" calcext:value-type="error">
            <text:p>#DIV/0!</text:p>
          </table:table-cell>
          <table:table-cell table:formula="of:=[.P4]/[.P2]" office:value-type="string" office:string-value="" calcext:value-type="error">
            <text:p>#DIV/0!</text:p>
          </table:table-cell>
          <table:table-cell table:formula="of:=[.Q4]/[.Q2]" office:value-type="string" office:string-value="" calcext:value-type="error">
            <text:p>#DIV/0!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emoval proportion</text:p>
          </table:table-cell>
          <table:table-cell table:formula="of:=1-([.B6]/[.B5])" office:value-type="float" office:value="0.84" calcext:value-type="float">
            <text:p>0.84</text:p>
          </table:table-cell>
          <table:table-cell table:formula="of:=1-([.C6]/[.C5])" office:value-type="float" office:value="0.862068965517241" calcext:value-type="float">
            <text:p>0.8620689655</text:p>
          </table:table-cell>
          <table:table-cell table:formula="of:=1-([.D6]/[.D5])" office:value-type="float" office:value="0.970588235294118" calcext:value-type="float">
            <text:p>0.9705882353</text:p>
          </table:table-cell>
          <table:table-cell table:formula="of:=1-([.E6]/[.E5])" office:value-type="float" office:value="0.969543147208122" calcext:value-type="float">
            <text:p>0.9695431472</text:p>
          </table:table-cell>
          <table:table-cell table:formula="of:=1-([.F6]/[.F5])" office:value-type="float" office:value="0.989795918367347" calcext:value-type="float">
            <text:p>0.9897959184</text:p>
          </table:table-cell>
          <table:table-cell table:formula="of:=1-([.G6]/[.G5])" office:value-type="float" office:value="0.911971830985915" calcext:value-type="float">
            <text:p>0.911971831</text:p>
          </table:table-cell>
          <table:table-cell table:formula="of:=1-([.H6]/[.H5])" office:value-type="string" office:string-value="" calcext:value-type="error">
            <text:p>#DIV/0!</text:p>
          </table:table-cell>
          <table:table-cell table:formula="of:=1-([.I6]/[.I5])" office:value-type="string" office:string-value="" calcext:value-type="error">
            <text:p>#DIV/0!</text:p>
          </table:table-cell>
          <table:table-cell table:formula="of:=1-([.J6]/[.J5])" office:value-type="string" office:string-value="" calcext:value-type="error">
            <text:p>#DIV/0!</text:p>
          </table:table-cell>
          <table:table-cell table:formula="of:=1-([.K6]/[.K5])" office:value-type="string" office:string-value="" calcext:value-type="error">
            <text:p>#DIV/0!</text:p>
          </table:table-cell>
          <table:table-cell table:formula="of:=1-([.L6]/[.L5])" office:value-type="string" office:string-value="" calcext:value-type="error">
            <text:p>#DIV/0!</text:p>
          </table:table-cell>
          <table:table-cell table:formula="of:=1-([.M6]/[.M5])" office:value-type="string" office:string-value="" calcext:value-type="error">
            <text:p>#DIV/0!</text:p>
          </table:table-cell>
          <table:table-cell table:formula="of:=1-([.N6]/[.N5])" office:value-type="string" office:string-value="" calcext:value-type="error">
            <text:p>#DIV/0!</text:p>
          </table:table-cell>
          <table:table-cell table:formula="of:=1-([.O6]/[.O5])" office:value-type="string" office:string-value="" calcext:value-type="error">
            <text:p>#DIV/0!</text:p>
          </table:table-cell>
          <table:table-cell table:formula="of:=1-([.P6]/[.P5])" office:value-type="string" office:string-value="" calcext:value-type="error">
            <text:p>#DIV/0!</text:p>
          </table:table-cell>
          <table:table-cell table:formula="of:=1-([.Q6]/[.Q5])" office:value-type="string" office:string-value="" calcext:value-type="error">
            <text:p>#DIV/0!</text:p>
          </table:table-cell>
          <table:table-cell office:value-type="string" calcext:value-type="string">
            <text:p>specno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baseline</text:p>
          </table:table-cell>
          <table:table-cell table:number-columns-repeated="16" office:value-type="float" office:value="1" calcext:value-type="float">
            <text:p>1</text:p>
          </table:table-cell>
          <table:table-cell office:value-type="string" calcext:value-type="string">
            <text:p>[0.8542084693908691, 0.7394237518310547, 0.7405045032501221, 0.7405247688293457, 0.7557835578918457, 0.7606840133666992, 0.7719833850860596, 0.7723233699798584, 0.7766749858856201, 0.7796037197113037, 0.7829360961914062, 0.7826359272003174, 0.7864041328430176, 0.7857201099395752, 0.7900846004486084, 0.7876832485198975, 0.7919478416442871, 0.7934074401855469, 0.7975893020629883, 0.7952792644500732, 0.7991936206817627, 0.8000218868255615, 0.8027260303497314, 0.8027679920196533, 0.8070671558380127, 0.8194687366485596, 0.8146569728851318, 0.830101490020752, 0.8184053897857666, 0.8317608833312988, 0.837188720703125, 0.8613879680633545, 0.8235073089599609, 0.8473491668701172, 0.8318650722503662, 0.8516256809234619, 0.8950960636138916, 0.8420045375823975, 0.8337986469268799, 0.8425905704498291, 0.8327302932739258, 0.830477237701416, 0.8310949802398682, 0.8294591903686523, 0.8304781913757324, 0.8284330368041992, 0.8323347568511963, 0.8312606811523438, 0.8329982757568359, 0.8295042514801025, 0.8340954780578613, 0.834287166595459, 0.837486982345581, 0.8387341499328613, 0.8387019634246826, 0.8388772010803223, 0.8374617099761963, 0.8413476943969727, 0.8405647277832031, 0.8382976055145264, 0.8432118892669678, 0.8408079147338867, 0.8441727161407471, 0.8450679779052734, 0.8472683429718018, 0.8488321304321289, 0.8469667434692383, 0.8485152721405029, 0.8487105369567871, 0.8514809608459473, 0.8531379699707031, 0.8533594608306885, 0.8523085117340088, 0.8535254001617432, 0.858299732208252, 0.8507840633392334, 0.8575029373168945, 0.858201265335083, 0.8557813167572021, 0.8721334934234619, 0.9155406951904297, 0.8979220390319824, 0.9066989421844482, 0.9026405811309814, 0.9268014430999756, 0.8661296367645264, 0.8666884899139404, 0.8626687526702881, 0.883080244064331, 0.9067885875701904, 0.8826413154602051, 0.8765804767608643, 0.8778858184814453, 0.8763291835784912, 0.8816783428192139, 0.8805027008056641, 0.8808600902557373, 0.8764538764953613, 0.8827779293060303, 0.8804526329040527]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s of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10"/>
          <table:table-cell office:value-type="string" calcext:value-type="string">
            <text:p>[0.9483485221862793, 0.9421517848968506, 0.9877467155456543, 1.0160903930664062, 1.0214855670928955, 1.0209856033325195, 1.0277090072631836, 1.0262186527252197, 1.0316803455352783, 1.0337679386138916, 1.0332918167114258, 1.0325963497161865, 1.0410034656524658, 1.0456278324127197, 1.0462477207183838, 1.0468993186950684, 1.0499279499053955, 1.0483636856079102, 1.0514390468597412, 1.051837682723999, 1.054574966430664, 1.0574867725372314, 1.058894395828247, 1.0587716102600098, 1.0624885559082031, 1.0645349025726318, 1.0656402111053467, 1.0632412433624268, 1.0660138130187988, 1.0621380805969238, 1.0661430358886719, 1.0673534870147705, 1.0699477195739746, 1.0749528408050537, 1.0835223197937012, 1.0852010250091553, 1.0868945121765137, 1.0744554996490479, 1.0746068954467773, 1.0754222869873047, 1.0771286487579346, 1.0829930305480957, 1.0802998542785645, 1.0805063247680664, 1.083479642868042, 1.0831191539764404, 1.0859129428863525, 1.0866656303405762, 1.0903205871582031, 1.089566707611084, 1.0867409706115723, 1.0874383449554443, 1.087045669555664, 1.089613676071167, 1.0935978889465332, 1.0960280895233154, 1.0936775207519531, 1.132016658782959, 1.1433141231536865, 1.1329309940338135, 1.1502985954284668, 1.105945110321045, 1.0971908569335938, 1.103050947189331, 1.0994884967803955, 1.0988519191741943, 1.1037566661834717, 1.0994884967803955, 1.1034862995147705, 1.0983028411865234, 1.0972213745117188, 1.0982086658477783, 1.1041853427886963, 1.1004815101623535, 1.1092264652252197, 1.1057829856872559, 1.1059157848358154, 1.1046621799468994, 1.102369785308838, 1.105699062347412, 1.099285364151001, 1.1017258167266846, 1.1084368228912354, 1.109980583190918, 1.1040828227996826, 1.10986328125, 1.1135261058807373, 1.1126201152801514, 1.118345022201538, 1.1151914596557617, 1.114029884338379, 1.1146032810211182, 1.1123521327972412, 1.1140682697296143, 1.1141822338104248, 1.1136415004730225, 1.1157817840576172, 1.1188328266143799, 1.1194541454315186, 1.118088960647583]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needed for full inference</text:p>
          </table:table-cell>
          <table:table-cell office:value-type="string" calcext:value-type="string">
            <text:p>zip</text:p>
          </table:table-cell>
          <table:table-cell office:value-type="string" calcext:value-type="string">
            <text:p>math.* opers</text:p>
          </table:table-cell>
          <table:table-cell/>
          <table:table-cell office:value-type="string" calcext:value-type="string">
            <text:p>set() acts like dyn</text:p>
          </table:table-cell>
          <table:table-cell table:number-columns-repeated="28"/>
        </table:table-row>
        <table:table-row table:style-name="ro1">
          <table:table-cell table:number-columns-repeated="4"/>
          <table:table-cell office:value-type="string" calcext:value-type="string">
            <text:p>maybe nullable instance issue</text:p>
          </table:table-cell>
          <table:table-cell table:number-columns-repeated="28"/>
        </table:table-row>
        <table:table-row table:style-name="ro1">
          <table:table-cell table:number-columns-repeated="4"/>
          <table:table-cell office:value-type="string" calcext:value-type="string">
            <text:p>class field list's elts aren't solved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tick: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random.random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updated:</text:p>
          </table:table-cell>
          <table:table-cell office:value-type="float" office:value="6" calcext:value-type="float">
            <text:p>6</text:p>
          </table:table-cell>
          <table:table-cell table:number-columns-repeated="31"/>
        </table:table-row>
        <table:table-row table:style-name="ro1" table:number-rows-repeated="3">
          <table:table-cell table:number-columns-repeated="33"/>
        </table:table-row>
        <table:table-row table:style-name="ro1">
          <table:table-cell office:value-type="string" calcext:value-type="string">
            <text:p>meteorcontest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In order to run, at least need subtraction and comparison on sets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chaos</text:p>
          </table:table-cell>
          <table:table-cell table:number-columns-repeated="30"/>
          <table:table-cell office:value-type="string" calcext:value-type="string">
            <text:p>Avg:</text:p>
          </table:table-cell>
          <table:table-cell table:formula="of:=AVERAGE([.AG25:.AG124])" office:value-type="float" office:value="0.247169904708862" calcext:value-type="float">
            <text:p>0.2471699047</text:p>
          </table:table-cell>
        </table:table-row>
        <table:table-row table:style-name="ro1">
          <table:table-cell office:value-type="string" calcext:value-type="string">
            <text:p>need operator overloading to run</text:p>
          </table:table-cell>
          <table:table-cell table:number-columns-repeated="31"/>
          <table:table-cell office:value-type="float" office:value="0.240804672241211" calcext:value-type="float">
            <text:p>0.2408046722</text:p>
          </table:table-cell>
        </table:table-row>
        <table:table-row table:style-name="ro1">
          <table:table-cell office:value-type="string" calcext:value-type="string">
            <text:p>fannkuch</text:p>
          </table:table-cell>
          <table:table-cell table:number-columns-repeated="31"/>
          <table:table-cell office:value-type="float" office:value="0.250497579574585" calcext:value-type="float">
            <text:p>0.2504975796</text:p>
          </table:table-cell>
        </table:table-row>
        <table:table-row table:style-name="ro1">
          <table:table-cell office:value-type="string" calcext:value-type="string">
            <text:p>quite trivial, because a lot happens internally that calls python functions we haven't given types to, so it bottoms out to dyn quickly</text:p>
          </table:table-cell>
          <table:table-cell table:number-columns-repeated="21"/>
          <table:table-cell office:value-type="string" calcext:value-type="string">
            <text:p>specno</text:p>
          </table:table-cell>
          <table:table-cell/>
          <table:table-cell office:value-type="string" calcext:value-type="string">
            <text:p>floatopt</text:p>
          </table:table-cell>
          <table:table-cell office:value-type="string" calcext:value-type="string">
            <text:p>floatnoopt</text:p>
          </table:table-cell>
          <table:table-cell office:value-type="string" calcext:value-type="string">
            <text:p>float</text:p>
          </table:table-cell>
          <table:table-cell table:number-columns-repeated="5"/>
          <table:table-cell office:value-type="float" office:value="0.245429515838623" calcext:value-type="float">
            <text:p>0.2454295158</text:p>
          </table:table-cell>
        </table:table-row>
        <table:table-row table:style-name="ro1">
          <table:table-cell office:value-type="string" calcext:value-type="string">
            <text:p>pidigits</text:p>
          </table:table-cell>
          <table:table-cell table:number-columns-repeated="21"/>
          <table:table-cell office:value-type="float" office:value="0.365323781967163" calcext:value-type="float">
            <text:p>0.365323782</text:p>
          </table:table-cell>
          <table:table-cell/>
          <table:table-cell office:value-type="float" office:value="0.396646499633789" calcext:value-type="float">
            <text:p>0.3966464996</text:p>
          </table:table-cell>
          <table:table-cell office:value-type="float" office:value="0.865946769714356" calcext:value-type="float">
            <text:p>0.8659467697</text:p>
          </table:table-cell>
          <table:table-cell office:value-type="float" office:value="0.383684873580933" calcext:value-type="float">
            <text:p>0.3836848736</text:p>
          </table:table-cell>
          <table:table-cell table:number-columns-repeated="5"/>
          <table:table-cell office:value-type="float" office:value="0.246069431304932" calcext:value-type="float">
            <text:p>0.2460694313</text:p>
          </table:table-cell>
        </table:table-row>
        <table:table-row table:style-name="ro1">
          <table:table-cell office:value-type="string" calcext:value-type="string">
            <text:p>uses a generator quite prominently</text:p>
          </table:table-cell>
          <table:table-cell table:number-columns-repeated="21"/>
          <table:table-cell office:value-type="float" office:value="0.303095817565918" calcext:value-type="float">
            <text:p>0.3030958176</text:p>
          </table:table-cell>
          <table:table-cell/>
          <table:table-cell office:value-type="float" office:value="0.357425212860107" calcext:value-type="float">
            <text:p>0.3574252129</text:p>
          </table:table-cell>
          <table:table-cell office:value-type="float" office:value="0.833894491195679" calcext:value-type="float">
            <text:p>0.8338944912</text:p>
          </table:table-cell>
          <table:table-cell office:value-type="float" office:value="0.316469192504883" calcext:value-type="float">
            <text:p>0.3164691925</text:p>
          </table:table-cell>
          <table:table-cell table:number-columns-repeated="5"/>
          <table:table-cell office:value-type="float" office:value="0.242163181304932" calcext:value-type="float">
            <text:p>0.2421631813</text:p>
          </table:table-cell>
        </table:table-row>
        <table:table-row table:style-name="ro1">
          <table:table-cell office:value-type="string" calcext:value-type="string">
            <text:p>nqueens</text:p>
          </table:table-cell>
          <table:table-cell table:number-columns-repeated="21"/>
          <table:table-cell office:value-type="float" office:value="0.302486419677734" calcext:value-type="float">
            <text:p>0.3024864197</text:p>
          </table:table-cell>
          <table:table-cell/>
          <table:table-cell office:value-type="float" office:value="0.355971097946167" calcext:value-type="float">
            <text:p>0.3559710979</text:p>
          </table:table-cell>
          <table:table-cell office:value-type="float" office:value="0.865244626998901" calcext:value-type="float">
            <text:p>0.865244627</text:p>
          </table:table-cell>
          <table:table-cell office:value-type="float" office:value="0.31375789642334" calcext:value-type="float">
            <text:p>0.3137578964</text:p>
          </table:table-cell>
          <table:table-cell table:number-columns-repeated="5"/>
          <table:table-cell office:value-type="float" office:value="0.240040302276611" calcext:value-type="float">
            <text:p>0.2400403023</text:p>
          </table:table-cell>
        </table:table-row>
        <table:table-row table:style-name="ro1">
          <table:table-cell office:value-type="string" calcext:value-type="string">
            <text:p>likewise</text:p>
          </table:table-cell>
          <table:table-cell table:number-columns-repeated="21"/>
          <table:table-cell office:value-type="float" office:value="0.303241968154907" calcext:value-type="float">
            <text:p>0.3032419682</text:p>
          </table:table-cell>
          <table:table-cell/>
          <table:table-cell office:value-type="float" office:value="0.387946367263794" calcext:value-type="float">
            <text:p>0.3879463673</text:p>
          </table:table-cell>
          <table:table-cell office:value-type="float" office:value="0.877449750900269" calcext:value-type="float">
            <text:p>0.8774497509</text:p>
          </table:table-cell>
          <table:table-cell office:value-type="float" office:value="0.316763877868652" calcext:value-type="float">
            <text:p>0.3167638779</text:p>
          </table:table-cell>
          <table:table-cell table:number-columns-repeated="5"/>
          <table:table-cell office:value-type="float" office:value="0.240062952041626" calcext:value-type="float">
            <text:p>0.240062952</text:p>
          </table:table-cell>
        </table:table-row>
        <table:table-row table:style-name="ro1">
          <table:table-cell table:number-columns-repeated="22"/>
          <table:table-cell office:value-type="float" office:value="0.302860021591186" calcext:value-type="float">
            <text:p>0.3028600216</text:p>
          </table:table-cell>
          <table:table-cell/>
          <table:table-cell office:value-type="float" office:value="0.359450340270996" calcext:value-type="float">
            <text:p>0.3594503403</text:p>
          </table:table-cell>
          <table:table-cell office:value-type="float" office:value="0.889988899230957" calcext:value-type="float">
            <text:p>0.8899888992</text:p>
          </table:table-cell>
          <table:table-cell office:value-type="float" office:value="0.324020862579346" calcext:value-type="float">
            <text:p>0.3240208626</text:p>
          </table:table-cell>
          <table:table-cell table:number-columns-repeated="5"/>
          <table:table-cell office:value-type="float" office:value="0.242697477340698" calcext:value-type="float">
            <text:p>0.2426974773</text:p>
          </table:table-cell>
        </table:table-row>
        <table:table-row table:style-name="ro1">
          <table:table-cell table:number-columns-repeated="22"/>
          <table:table-cell office:value-type="float" office:value="0.303123950958252" calcext:value-type="float">
            <text:p>0.303123951</text:p>
          </table:table-cell>
          <table:table-cell/>
          <table:table-cell office:value-type="float" office:value="0.389890909194946" calcext:value-type="float">
            <text:p>0.3898909092</text:p>
          </table:table-cell>
          <table:table-cell office:value-type="float" office:value="0.970003843307495" calcext:value-type="float">
            <text:p>0.9700038433</text:p>
          </table:table-cell>
          <table:table-cell office:value-type="float" office:value="0.329032421112061" calcext:value-type="float">
            <text:p>0.3290324211</text:p>
          </table:table-cell>
          <table:table-cell table:number-columns-repeated="5"/>
          <table:table-cell office:value-type="float" office:value="0.241815090179443" calcext:value-type="float">
            <text:p>0.2418150902</text:p>
          </table:table-cell>
        </table:table-row>
        <table:table-row table:style-name="ro1">
          <table:table-cell table:number-columns-repeated="22"/>
          <table:table-cell office:value-type="float" office:value="0.303890705108643" calcext:value-type="float">
            <text:p>0.3038907051</text:p>
          </table:table-cell>
          <table:table-cell/>
          <table:table-cell office:value-type="float" office:value="0.370973110198975" calcext:value-type="float">
            <text:p>0.3709731102</text:p>
          </table:table-cell>
          <table:table-cell office:value-type="float" office:value="0.917705297470093" calcext:value-type="float">
            <text:p>0.9177052975</text:p>
          </table:table-cell>
          <table:table-cell office:value-type="float" office:value="0.340713024139404" calcext:value-type="float">
            <text:p>0.3407130241</text:p>
          </table:table-cell>
          <table:table-cell table:number-columns-repeated="5"/>
          <table:table-cell office:value-type="float" office:value="0.240947484970093" calcext:value-type="float">
            <text:p>0.240947485</text:p>
          </table:table-cell>
        </table:table-row>
        <table:table-row table:style-name="ro1">
          <table:table-cell table:number-columns-repeated="22"/>
          <table:table-cell office:value-type="float" office:value="0.310940742492676" calcext:value-type="float">
            <text:p>0.3109407425</text:p>
          </table:table-cell>
          <table:table-cell/>
          <table:table-cell office:value-type="float" office:value="0.376473665237427" calcext:value-type="float">
            <text:p>0.3764736652</text:p>
          </table:table-cell>
          <table:table-cell office:value-type="float" office:value="0.910556077957153" calcext:value-type="float">
            <text:p>0.910556078</text:p>
          </table:table-cell>
          <table:table-cell office:value-type="float" office:value="0.342519283294678" calcext:value-type="float">
            <text:p>0.3425192833</text:p>
          </table:table-cell>
          <table:table-cell table:number-columns-repeated="5"/>
          <table:table-cell office:value-type="float" office:value="0.239320755004883" calcext:value-type="float">
            <text:p>0.239320755</text:p>
          </table:table-cell>
        </table:table-row>
        <table:table-row table:style-name="ro1">
          <table:table-cell table:number-columns-repeated="22"/>
          <table:table-cell office:value-type="float" office:value="0.315338611602783" calcext:value-type="float">
            <text:p>0.3153386116</text:p>
          </table:table-cell>
          <table:table-cell/>
          <table:table-cell office:value-type="float" office:value="0.373544454574585" calcext:value-type="float">
            <text:p>0.3735444546</text:p>
          </table:table-cell>
          <table:table-cell office:value-type="float" office:value="0.911209583282471" calcext:value-type="float">
            <text:p>0.9112095833</text:p>
          </table:table-cell>
          <table:table-cell office:value-type="float" office:value="0.340644836425781" calcext:value-type="float">
            <text:p>0.3406448364</text:p>
          </table:table-cell>
          <table:table-cell table:number-columns-repeated="5"/>
          <table:table-cell office:value-type="float" office:value="0.239792346954346" calcext:value-type="float">
            <text:p>0.239792347</text:p>
          </table:table-cell>
        </table:table-row>
        <table:table-row table:style-name="ro1">
          <table:table-cell table:number-columns-repeated="22"/>
          <table:table-cell office:value-type="float" office:value="0.316494226455688" calcext:value-type="float">
            <text:p>0.3164942265</text:p>
          </table:table-cell>
          <table:table-cell/>
          <table:table-cell office:value-type="float" office:value="0.376954793930054" calcext:value-type="float">
            <text:p>0.3769547939</text:p>
          </table:table-cell>
          <table:table-cell office:value-type="float" office:value="0.9149329662323" calcext:value-type="float">
            <text:p>0.9149329662</text:p>
          </table:table-cell>
          <table:table-cell office:value-type="float" office:value="0.343717575073242" calcext:value-type="float">
            <text:p>0.3437175751</text:p>
          </table:table-cell>
          <table:table-cell table:number-columns-repeated="5"/>
          <table:table-cell office:value-type="float" office:value="0.23898434638977" calcext:value-type="float">
            <text:p>0.2389843464</text:p>
          </table:table-cell>
        </table:table-row>
        <table:table-row table:style-name="ro1">
          <table:table-cell table:number-columns-repeated="22"/>
          <table:table-cell office:value-type="float" office:value="0.317704439163208" calcext:value-type="float">
            <text:p>0.3177044392</text:p>
          </table:table-cell>
          <table:table-cell/>
          <table:table-cell office:value-type="float" office:value="0.379923105239868" calcext:value-type="float">
            <text:p>0.3799231052</text:p>
          </table:table-cell>
          <table:table-cell office:value-type="float" office:value="0.910513162612915" calcext:value-type="float">
            <text:p>0.9105131626</text:p>
          </table:table-cell>
          <table:table-cell office:value-type="float" office:value="0.342554569244385" calcext:value-type="float">
            <text:p>0.3425545692</text:p>
          </table:table-cell>
          <table:table-cell table:number-columns-repeated="5"/>
          <table:table-cell office:value-type="float" office:value="0.239259243011475" calcext:value-type="float">
            <text:p>0.239259243</text:p>
          </table:table-cell>
        </table:table-row>
        <table:table-row table:style-name="ro1">
          <table:table-cell table:number-columns-repeated="22"/>
          <table:table-cell office:value-type="float" office:value="0.318285942077637" calcext:value-type="float">
            <text:p>0.3182859421</text:p>
          </table:table-cell>
          <table:table-cell/>
          <table:table-cell office:value-type="float" office:value="0.376194000244141" calcext:value-type="float">
            <text:p>0.3761940002</text:p>
          </table:table-cell>
          <table:table-cell office:value-type="float" office:value="0.914968729019165" calcext:value-type="float">
            <text:p>0.914968729</text:p>
          </table:table-cell>
          <table:table-cell office:value-type="float" office:value="0.340267896652222" calcext:value-type="float">
            <text:p>0.3402678967</text:p>
          </table:table-cell>
          <table:table-cell table:number-columns-repeated="5"/>
          <table:table-cell office:value-type="float" office:value="0.240247964859009" calcext:value-type="float">
            <text:p>0.2402479649</text:p>
          </table:table-cell>
        </table:table-row>
        <table:table-row table:style-name="ro1">
          <table:table-cell table:number-columns-repeated="22"/>
          <table:table-cell office:value-type="float" office:value="0.320277690887451" calcext:value-type="float">
            <text:p>0.3202776909</text:p>
          </table:table-cell>
          <table:table-cell/>
          <table:table-cell office:value-type="float" office:value="0.388730764389038" calcext:value-type="float">
            <text:p>0.3887307644</text:p>
          </table:table-cell>
          <table:table-cell office:value-type="float" office:value="0.933646440505981" calcext:value-type="float">
            <text:p>0.9336464405</text:p>
          </table:table-cell>
          <table:table-cell office:value-type="float" office:value="0.344115018844604" calcext:value-type="float">
            <text:p>0.3441150188</text:p>
          </table:table-cell>
          <table:table-cell table:number-columns-repeated="5"/>
          <table:table-cell office:value-type="float" office:value="0.238912105560303" calcext:value-type="float">
            <text:p>0.2389121056</text:p>
          </table:table-cell>
        </table:table-row>
        <table:table-row table:style-name="ro1">
          <table:table-cell table:number-columns-repeated="22"/>
          <table:table-cell office:value-type="float" office:value="0.320676565170288" calcext:value-type="float">
            <text:p>0.3206765652</text:p>
          </table:table-cell>
          <table:table-cell/>
          <table:table-cell office:value-type="float" office:value="0.388365745544434" calcext:value-type="float">
            <text:p>0.3883657455</text:p>
          </table:table-cell>
          <table:table-cell office:value-type="float" office:value="0.932892799377441" calcext:value-type="float">
            <text:p>0.9328927994</text:p>
          </table:table-cell>
          <table:table-cell office:value-type="float" office:value="0.353327751159668" calcext:value-type="float">
            <text:p>0.3533277512</text:p>
          </table:table-cell>
          <table:table-cell table:number-columns-repeated="5"/>
          <table:table-cell office:value-type="float" office:value="0.239854574203491" calcext:value-type="float">
            <text:p>0.2398545742</text:p>
          </table:table-cell>
        </table:table-row>
        <table:table-row table:style-name="ro1">
          <table:table-cell table:number-columns-repeated="22"/>
          <table:table-cell office:value-type="float" office:value="0.321606159210205" calcext:value-type="float">
            <text:p>0.3216061592</text:p>
          </table:table-cell>
          <table:table-cell/>
          <table:table-cell office:value-type="float" office:value="0.392523765563965" calcext:value-type="float">
            <text:p>0.3925237656</text:p>
          </table:table-cell>
          <table:table-cell office:value-type="float" office:value="0.933491230010986" calcext:value-type="float">
            <text:p>0.93349123</text:p>
          </table:table-cell>
          <table:table-cell office:value-type="float" office:value="0.347923755645752" calcext:value-type="float">
            <text:p>0.3479237556</text:p>
          </table:table-cell>
          <table:table-cell table:number-columns-repeated="5"/>
          <table:table-cell office:value-type="float" office:value="0.239313364028931" calcext:value-type="float">
            <text:p>0.239313364</text:p>
          </table:table-cell>
        </table:table-row>
        <table:table-row table:style-name="ro1">
          <table:table-cell table:number-columns-repeated="22"/>
          <table:table-cell office:value-type="float" office:value="0.320086479187012" calcext:value-type="float">
            <text:p>0.3200864792</text:p>
          </table:table-cell>
          <table:table-cell/>
          <table:table-cell office:value-type="float" office:value="0.372177839279175" calcext:value-type="float">
            <text:p>0.3721778393</text:p>
          </table:table-cell>
          <table:table-cell office:value-type="float" office:value="0.925657749176025" calcext:value-type="float">
            <text:p>0.9256577492</text:p>
          </table:table-cell>
          <table:table-cell office:value-type="float" office:value="0.349364519119263" calcext:value-type="float">
            <text:p>0.3493645191</text:p>
          </table:table-cell>
          <table:table-cell table:number-columns-repeated="5"/>
          <table:table-cell office:value-type="float" office:value="0.241176843643188" calcext:value-type="float">
            <text:p>0.2411768436</text:p>
          </table:table-cell>
        </table:table-row>
        <table:table-row table:style-name="ro1">
          <table:table-cell table:number-columns-repeated="22"/>
          <table:table-cell office:value-type="float" office:value="0.322076082229614" calcext:value-type="float">
            <text:p>0.3220760822</text:p>
          </table:table-cell>
          <table:table-cell/>
          <table:table-cell office:value-type="float" office:value="0.366658687591553" calcext:value-type="float">
            <text:p>0.3666586876</text:p>
          </table:table-cell>
          <table:table-cell office:value-type="float" office:value="0.927003383636475" calcext:value-type="float">
            <text:p>0.9270033836</text:p>
          </table:table-cell>
          <table:table-cell office:value-type="float" office:value="0.348072528839111" calcext:value-type="float">
            <text:p>0.3480725288</text:p>
          </table:table-cell>
          <table:table-cell table:number-columns-repeated="5"/>
          <table:table-cell office:value-type="float" office:value="0.241400957107544" calcext:value-type="float">
            <text:p>0.2414009571</text:p>
          </table:table-cell>
        </table:table-row>
        <table:table-row table:style-name="ro1">
          <table:table-cell table:number-columns-repeated="22"/>
          <table:table-cell office:value-type="float" office:value="0.322543621063232" calcext:value-type="float">
            <text:p>0.3225436211</text:p>
          </table:table-cell>
          <table:table-cell/>
          <table:table-cell office:value-type="float" office:value="0.371113777160645" calcext:value-type="float">
            <text:p>0.3711137772</text:p>
          </table:table-cell>
          <table:table-cell office:value-type="float" office:value="0.925917387008667" calcext:value-type="float">
            <text:p>0.925917387</text:p>
          </table:table-cell>
          <table:table-cell office:value-type="float" office:value="0.349106550216675" calcext:value-type="float">
            <text:p>0.3491065502</text:p>
          </table:table-cell>
          <table:table-cell table:number-columns-repeated="5"/>
          <table:table-cell office:value-type="float" office:value="0.241557836532593" calcext:value-type="float">
            <text:p>0.2415578365</text:p>
          </table:table-cell>
        </table:table-row>
        <table:table-row table:style-name="ro1">
          <table:table-cell table:number-columns-repeated="22"/>
          <table:table-cell office:value-type="float" office:value="0.322663068771362" calcext:value-type="float">
            <text:p>0.3226630688</text:p>
          </table:table-cell>
          <table:table-cell/>
          <table:table-cell office:value-type="float" office:value="0.370614051818848" calcext:value-type="float">
            <text:p>0.3706140518</text:p>
          </table:table-cell>
          <table:table-cell office:value-type="float" office:value="0.933161497116089" calcext:value-type="float">
            <text:p>0.9331614971</text:p>
          </table:table-cell>
          <table:table-cell office:value-type="float" office:value="0.347512006759644" calcext:value-type="float">
            <text:p>0.3475120068</text:p>
          </table:table-cell>
          <table:table-cell table:number-columns-repeated="5"/>
          <table:table-cell office:value-type="float" office:value="0.239911556243896" calcext:value-type="float">
            <text:p>0.2399115562</text:p>
          </table:table-cell>
        </table:table-row>
        <table:table-row table:style-name="ro1">
          <table:table-cell table:number-columns-repeated="22"/>
          <table:table-cell office:value-type="float" office:value="0.324116230010986" calcext:value-type="float">
            <text:p>0.32411623</text:p>
          </table:table-cell>
          <table:table-cell/>
          <table:table-cell office:value-type="float" office:value="0.376190900802612" calcext:value-type="float">
            <text:p>0.3761909008</text:p>
          </table:table-cell>
          <table:table-cell office:value-type="float" office:value="0.936571598052978" calcext:value-type="float">
            <text:p>0.9365715981</text:p>
          </table:table-cell>
          <table:table-cell office:value-type="float" office:value="0.347342491149902" calcext:value-type="float">
            <text:p>0.3473424911</text:p>
          </table:table-cell>
          <table:table-cell table:number-columns-repeated="5"/>
          <table:table-cell office:value-type="float" office:value="0.242947340011597" calcext:value-type="float">
            <text:p>0.24294734</text:p>
          </table:table-cell>
        </table:table-row>
        <table:table-row table:style-name="ro1">
          <table:table-cell table:number-columns-repeated="22"/>
          <table:table-cell office:value-type="float" office:value="0.325410842895508" calcext:value-type="float">
            <text:p>0.3254108429</text:p>
          </table:table-cell>
          <table:table-cell/>
          <table:table-cell office:value-type="float" office:value="0.372893333435059" calcext:value-type="float">
            <text:p>0.3728933334</text:p>
          </table:table-cell>
          <table:table-cell office:value-type="float" office:value="0.936207294464111" calcext:value-type="float">
            <text:p>0.9362072945</text:p>
          </table:table-cell>
          <table:table-cell office:value-type="float" office:value="0.356577873229981" calcext:value-type="float">
            <text:p>0.3565778732</text:p>
          </table:table-cell>
          <table:table-cell table:number-columns-repeated="5"/>
          <table:table-cell office:value-type="float" office:value="0.24254035949707" calcext:value-type="float">
            <text:p>0.2425403595</text:p>
          </table:table-cell>
        </table:table-row>
        <table:table-row table:style-name="ro1">
          <table:table-cell table:number-columns-repeated="22"/>
          <table:table-cell office:value-type="float" office:value="0.326413631439209" calcext:value-type="float">
            <text:p>0.3264136314</text:p>
          </table:table-cell>
          <table:table-cell/>
          <table:table-cell office:value-type="float" office:value="0.373374700546265" calcext:value-type="float">
            <text:p>0.3733747005</text:p>
          </table:table-cell>
          <table:table-cell office:value-type="float" office:value="0.933150053024292" calcext:value-type="float">
            <text:p>0.933150053</text:p>
          </table:table-cell>
          <table:table-cell office:value-type="float" office:value="0.35301947593689" calcext:value-type="float">
            <text:p>0.3530194759</text:p>
          </table:table-cell>
          <table:table-cell table:number-columns-repeated="5"/>
          <table:table-cell office:value-type="float" office:value="0.243003845214844" calcext:value-type="float">
            <text:p>0.2430038452</text:p>
          </table:table-cell>
        </table:table-row>
        <table:table-row table:style-name="ro1">
          <table:table-cell table:number-columns-repeated="22"/>
          <table:table-cell office:value-type="float" office:value="0.326040506362915" calcext:value-type="float">
            <text:p>0.3260405064</text:p>
          </table:table-cell>
          <table:table-cell/>
          <table:table-cell office:value-type="float" office:value="0.372081279754639" calcext:value-type="float">
            <text:p>0.3720812798</text:p>
          </table:table-cell>
          <table:table-cell office:value-type="float" office:value="0.931879997253418" calcext:value-type="float">
            <text:p>0.9318799973</text:p>
          </table:table-cell>
          <table:table-cell office:value-type="float" office:value="0.354234457015991" calcext:value-type="float">
            <text:p>0.354234457</text:p>
          </table:table-cell>
          <table:table-cell table:number-columns-repeated="5"/>
          <table:table-cell office:value-type="float" office:value="0.24361515045166" calcext:value-type="float">
            <text:p>0.2436151505</text:p>
          </table:table-cell>
        </table:table-row>
        <table:table-row table:style-name="ro1">
          <table:table-cell table:number-columns-repeated="22"/>
          <table:table-cell office:value-type="float" office:value="0.327117681503296" calcext:value-type="float">
            <text:p>0.3271176815</text:p>
          </table:table-cell>
          <table:table-cell/>
          <table:table-cell office:value-type="float" office:value="0.373499155044556" calcext:value-type="float">
            <text:p>0.373499155</text:p>
          </table:table-cell>
          <table:table-cell office:value-type="float" office:value="0.937354803085327" calcext:value-type="float">
            <text:p>0.9373548031</text:p>
          </table:table-cell>
          <table:table-cell office:value-type="float" office:value="0.352306127548218" calcext:value-type="float">
            <text:p>0.3523061275</text:p>
          </table:table-cell>
          <table:table-cell table:number-columns-repeated="5"/>
          <table:table-cell office:value-type="float" office:value="0.244998216629028" calcext:value-type="float">
            <text:p>0.2449982166</text:p>
          </table:table-cell>
        </table:table-row>
        <table:table-row table:style-name="ro1">
          <table:table-cell table:number-columns-repeated="22"/>
          <table:table-cell office:value-type="float" office:value="0.326962232589722" calcext:value-type="float">
            <text:p>0.3269622326</text:p>
          </table:table-cell>
          <table:table-cell/>
          <table:table-cell office:value-type="float" office:value="0.374250888824463" calcext:value-type="float">
            <text:p>0.3742508888</text:p>
          </table:table-cell>
          <table:table-cell office:value-type="float" office:value="0.935472011566162" calcext:value-type="float">
            <text:p>0.9354720116</text:p>
          </table:table-cell>
          <table:table-cell office:value-type="float" office:value="0.35111403465271" calcext:value-type="float">
            <text:p>0.3511140347</text:p>
          </table:table-cell>
          <table:table-cell table:number-columns-repeated="5"/>
          <table:table-cell office:value-type="float" office:value="0.243076324462891" calcext:value-type="float">
            <text:p>0.2430763245</text:p>
          </table:table-cell>
        </table:table-row>
        <table:table-row table:style-name="ro1">
          <table:table-cell table:number-columns-repeated="22"/>
          <table:table-cell office:value-type="float" office:value="0.329231977462769" calcext:value-type="float">
            <text:p>0.3292319775</text:p>
          </table:table-cell>
          <table:table-cell/>
          <table:table-cell office:value-type="float" office:value="0.371755361557007" calcext:value-type="float">
            <text:p>0.3717553616</text:p>
          </table:table-cell>
          <table:table-cell office:value-type="float" office:value="0.935630798339844" calcext:value-type="float">
            <text:p>0.9356307983</text:p>
          </table:table-cell>
          <table:table-cell office:value-type="float" office:value="0.350797891616821" calcext:value-type="float">
            <text:p>0.3507978916</text:p>
          </table:table-cell>
          <table:table-cell table:number-columns-repeated="5"/>
          <table:table-cell office:value-type="float" office:value="0.244251489639282" calcext:value-type="float">
            <text:p>0.2442514896</text:p>
          </table:table-cell>
        </table:table-row>
        <table:table-row table:style-name="ro1">
          <table:table-cell table:number-columns-repeated="22"/>
          <table:table-cell office:value-type="float" office:value="0.328152418136597" calcext:value-type="float">
            <text:p>0.3281524181</text:p>
          </table:table-cell>
          <table:table-cell/>
          <table:table-cell office:value-type="float" office:value="0.403851747512817" calcext:value-type="float">
            <text:p>0.4038517475</text:p>
          </table:table-cell>
          <table:table-cell office:value-type="float" office:value="0.943163156509399" calcext:value-type="float">
            <text:p>0.9431631565</text:p>
          </table:table-cell>
          <table:table-cell office:value-type="float" office:value="0.348715782165527" calcext:value-type="float">
            <text:p>0.3487157822</text:p>
          </table:table-cell>
          <table:table-cell table:number-columns-repeated="5"/>
          <table:table-cell office:value-type="float" office:value="0.245089054107666" calcext:value-type="float">
            <text:p>0.2450890541</text:p>
          </table:table-cell>
        </table:table-row>
        <table:table-row table:style-name="ro1">
          <table:table-cell/>
          <table:table-cell table:style-name="ce1" table:number-columns-repeated="6"/>
          <table:table-cell table:number-columns-repeated="3"/>
          <table:table-cell table:style-name="ce1"/>
          <table:table-cell table:number-columns-repeated="11"/>
          <table:table-cell office:value-type="float" office:value="0.328464984893799" calcext:value-type="float">
            <text:p>0.3284649849</text:p>
          </table:table-cell>
          <table:table-cell/>
          <table:table-cell office:value-type="float" office:value="0.376122236251831" calcext:value-type="float">
            <text:p>0.3761222363</text:p>
          </table:table-cell>
          <table:table-cell office:value-type="float" office:value="0.938789367675781" calcext:value-type="float">
            <text:p>0.9387893677</text:p>
          </table:table-cell>
          <table:table-cell office:value-type="float" office:value="0.355018854141235" calcext:value-type="float">
            <text:p>0.3550188541</text:p>
          </table:table-cell>
          <table:table-cell table:number-columns-repeated="5"/>
          <table:table-cell office:value-type="float" office:value="0.245118618011475" calcext:value-type="float">
            <text:p>0.245118618</text:p>
          </table:table-cell>
        </table:table-row>
        <table:table-row table:style-name="ro1">
          <table:table-cell table:number-columns-repeated="22"/>
          <table:table-cell office:value-type="float" office:value="0.327489852905273" calcext:value-type="float">
            <text:p>0.3274898529</text:p>
          </table:table-cell>
          <table:table-cell/>
          <table:table-cell office:value-type="float" office:value="0.375705480575561" calcext:value-type="float">
            <text:p>0.3757054806</text:p>
          </table:table-cell>
          <table:table-cell office:value-type="float" office:value="0.93960452079773" calcext:value-type="float">
            <text:p>0.9396045208</text:p>
          </table:table-cell>
          <table:table-cell office:value-type="float" office:value="0.354448795318604" calcext:value-type="float">
            <text:p>0.3544487953</text:p>
          </table:table-cell>
          <table:table-cell table:number-columns-repeated="5"/>
          <table:table-cell office:value-type="float" office:value="0.242648124694824" calcext:value-type="float">
            <text:p>0.2426481247</text:p>
          </table:table-cell>
        </table:table-row>
        <table:table-row table:style-name="ro1">
          <table:table-cell table:number-columns-repeated="22"/>
          <table:table-cell office:value-type="float" office:value="0.329137325286865" calcext:value-type="float">
            <text:p>0.3291373253</text:p>
          </table:table-cell>
          <table:table-cell/>
          <table:table-cell office:value-type="float" office:value="0.375525236129761" calcext:value-type="float">
            <text:p>0.3755252361</text:p>
          </table:table-cell>
          <table:table-cell office:value-type="float" office:value="0.941699028015137" calcext:value-type="float">
            <text:p>0.941699028</text:p>
          </table:table-cell>
          <table:table-cell office:value-type="float" office:value="0.351290702819824" calcext:value-type="float">
            <text:p>0.3512907028</text:p>
          </table:table-cell>
          <table:table-cell table:number-columns-repeated="5"/>
          <table:table-cell office:value-type="float" office:value="0.243215084075928" calcext:value-type="float">
            <text:p>0.2432150841</text:p>
          </table:table-cell>
        </table:table-row>
        <table:table-row table:style-name="ro1">
          <table:table-cell table:number-columns-repeated="22"/>
          <table:table-cell office:value-type="float" office:value="0.330774068832397" calcext:value-type="float">
            <text:p>0.3307740688</text:p>
          </table:table-cell>
          <table:table-cell/>
          <table:table-cell office:value-type="float" office:value="0.376002788543701" calcext:value-type="float">
            <text:p>0.3760027885</text:p>
          </table:table-cell>
          <table:table-cell office:value-type="float" office:value="0.938170909881592" calcext:value-type="float">
            <text:p>0.9381709099</text:p>
          </table:table-cell>
          <table:table-cell office:value-type="float" office:value="0.350803136825561" calcext:value-type="float">
            <text:p>0.3508031368</text:p>
          </table:table-cell>
          <table:table-cell table:number-columns-repeated="5"/>
          <table:table-cell office:value-type="float" office:value="0.245562553405762" calcext:value-type="float">
            <text:p>0.2455625534</text:p>
          </table:table-cell>
        </table:table-row>
        <table:table-row table:style-name="ro1">
          <table:table-cell table:number-columns-repeated="22"/>
          <table:table-cell office:value-type="float" office:value="0.343233823776245" calcext:value-type="float">
            <text:p>0.3432338238</text:p>
          </table:table-cell>
          <table:table-cell/>
          <table:table-cell office:value-type="float" office:value="0.372426271438599" calcext:value-type="float">
            <text:p>0.3724262714</text:p>
          </table:table-cell>
          <table:table-cell office:value-type="float" office:value="0.939329862594604" calcext:value-type="float">
            <text:p>0.9393298626</text:p>
          </table:table-cell>
          <table:table-cell office:value-type="float" office:value="0.350405931472778" calcext:value-type="float">
            <text:p>0.3504059315</text:p>
          </table:table-cell>
          <table:table-cell table:number-columns-repeated="5"/>
          <table:table-cell office:value-type="float" office:value="0.245516061782837" calcext:value-type="float">
            <text:p>0.2455160618</text:p>
          </table:table-cell>
        </table:table-row>
        <table:table-row table:style-name="ro1">
          <table:table-cell table:number-columns-repeated="22"/>
          <table:table-cell office:value-type="float" office:value="0.331551790237427" calcext:value-type="float">
            <text:p>0.3315517902</text:p>
          </table:table-cell>
          <table:table-cell/>
          <table:table-cell office:value-type="float" office:value="0.373408794403076" calcext:value-type="float">
            <text:p>0.3734087944</text:p>
          </table:table-cell>
          <table:table-cell office:value-type="float" office:value="0.940732717514038" calcext:value-type="float">
            <text:p>0.9407327175</text:p>
          </table:table-cell>
          <table:table-cell office:value-type="float" office:value="0.351263523101807" calcext:value-type="float">
            <text:p>0.3512635231</text:p>
          </table:table-cell>
          <table:table-cell table:number-columns-repeated="5"/>
          <table:table-cell office:value-type="float" office:value="0.243755578994751" calcext:value-type="float">
            <text:p>0.243755579</text:p>
          </table:table-cell>
        </table:table-row>
        <table:table-row table:style-name="ro1">
          <table:table-cell table:number-columns-repeated="22"/>
          <table:table-cell office:value-type="float" office:value="0.331037521362305" calcext:value-type="float">
            <text:p>0.3310375214</text:p>
          </table:table-cell>
          <table:table-cell/>
          <table:table-cell office:value-type="float" office:value="0.383353233337402" calcext:value-type="float">
            <text:p>0.3833532333</text:p>
          </table:table-cell>
          <table:table-cell office:value-type="float" office:value="0.9510817527771" calcext:value-type="float">
            <text:p>0.9510817528</text:p>
          </table:table-cell>
          <table:table-cell office:value-type="float" office:value="0.349540710449219" calcext:value-type="float">
            <text:p>0.3495407104</text:p>
          </table:table-cell>
          <table:table-cell table:number-columns-repeated="5"/>
          <table:table-cell office:value-type="float" office:value="0.242437124252319" calcext:value-type="float">
            <text:p>0.2424371243</text:p>
          </table:table-cell>
        </table:table-row>
        <table:table-row table:style-name="ro1">
          <table:table-cell table:number-columns-repeated="22"/>
          <table:table-cell office:value-type="float" office:value="0.330898523330688" calcext:value-type="float">
            <text:p>0.3308985233</text:p>
          </table:table-cell>
          <table:table-cell/>
          <table:table-cell office:value-type="float" office:value="0.378028631210327" calcext:value-type="float">
            <text:p>0.3780286312</text:p>
          </table:table-cell>
          <table:table-cell office:value-type="float" office:value="0.945714950561523" calcext:value-type="float">
            <text:p>0.9457149506</text:p>
          </table:table-cell>
          <table:table-cell office:value-type="float" office:value="0.356787443161011" calcext:value-type="float">
            <text:p>0.3567874432</text:p>
          </table:table-cell>
          <table:table-cell table:number-columns-repeated="5"/>
          <table:table-cell office:value-type="float" office:value="0.24419379234314" calcext:value-type="float">
            <text:p>0.2441937923</text:p>
          </table:table-cell>
        </table:table-row>
        <table:table-row table:style-name="ro1">
          <table:table-cell table:number-columns-repeated="22"/>
          <table:table-cell office:value-type="float" office:value="0.331188201904297" calcext:value-type="float">
            <text:p>0.3311882019</text:p>
          </table:table-cell>
          <table:table-cell/>
          <table:table-cell office:value-type="float" office:value="0.377744674682617" calcext:value-type="float">
            <text:p>0.3777446747</text:p>
          </table:table-cell>
          <table:table-cell office:value-type="float" office:value="0.976352214813232" calcext:value-type="float">
            <text:p>0.9763522148</text:p>
          </table:table-cell>
          <table:table-cell office:value-type="float" office:value="0.354900598526001" calcext:value-type="float">
            <text:p>0.3549005985</text:p>
          </table:table-cell>
          <table:table-cell table:number-columns-repeated="5"/>
          <table:table-cell office:value-type="float" office:value="0.24308967590332" calcext:value-type="float">
            <text:p>0.2430896759</text:p>
          </table:table-cell>
        </table:table-row>
        <table:table-row table:style-name="ro1">
          <table:table-cell table:number-columns-repeated="22"/>
          <table:table-cell office:value-type="float" office:value="0.332247018814087" calcext:value-type="float">
            <text:p>0.3322470188</text:p>
          </table:table-cell>
          <table:table-cell/>
          <table:table-cell office:value-type="float" office:value="0.378381729125977" calcext:value-type="float">
            <text:p>0.3783817291</text:p>
          </table:table-cell>
          <table:table-cell office:value-type="float" office:value="0.962506294250488" calcext:value-type="float">
            <text:p>0.9625062943</text:p>
          </table:table-cell>
          <table:table-cell office:value-type="float" office:value="0.355596542358398" calcext:value-type="float">
            <text:p>0.3555965424</text:p>
          </table:table-cell>
          <table:table-cell table:number-columns-repeated="5"/>
          <table:table-cell office:value-type="float" office:value="0.244846343994141" calcext:value-type="float">
            <text:p>0.244846344</text:p>
          </table:table-cell>
        </table:table-row>
        <table:table-row table:style-name="ro1">
          <table:table-cell table:number-columns-repeated="22"/>
          <table:table-cell office:value-type="float" office:value="0.332683324813843" calcext:value-type="float">
            <text:p>0.3326833248</text:p>
          </table:table-cell>
          <table:table-cell/>
          <table:table-cell office:value-type="float" office:value="0.374788999557495" calcext:value-type="float">
            <text:p>0.3747889996</text:p>
          </table:table-cell>
          <table:table-cell office:value-type="float" office:value="0.926889419555664" calcext:value-type="float">
            <text:p>0.9268894196</text:p>
          </table:table-cell>
          <table:table-cell office:value-type="float" office:value="0.353134393692017" calcext:value-type="float">
            <text:p>0.3531343937</text:p>
          </table:table-cell>
          <table:table-cell table:number-columns-repeated="5"/>
          <table:table-cell office:value-type="float" office:value="0.247284173965454" calcext:value-type="float">
            <text:p>0.247284174</text:p>
          </table:table-cell>
        </table:table-row>
        <table:table-row table:style-name="ro1">
          <table:table-cell table:number-columns-repeated="22"/>
          <table:table-cell office:value-type="float" office:value="0.331674098968506" calcext:value-type="float">
            <text:p>0.331674099</text:p>
          </table:table-cell>
          <table:table-cell/>
          <table:table-cell office:value-type="float" office:value="0.374710083007812" calcext:value-type="float">
            <text:p>0.374710083</text:p>
          </table:table-cell>
          <table:table-cell office:value-type="float" office:value="0.924000978469849" calcext:value-type="float">
            <text:p>0.9240009785</text:p>
          </table:table-cell>
          <table:table-cell office:value-type="float" office:value="0.35540771484375" calcext:value-type="float">
            <text:p>0.3554077148</text:p>
          </table:table-cell>
          <table:table-cell table:number-columns-repeated="5"/>
          <table:table-cell office:value-type="float" office:value="0.246854066848755" calcext:value-type="float">
            <text:p>0.2468540668</text:p>
          </table:table-cell>
        </table:table-row>
        <table:table-row table:style-name="ro1">
          <table:table-cell table:number-columns-repeated="22"/>
          <table:table-cell office:value-type="float" office:value="0.332784414291382" calcext:value-type="float">
            <text:p>0.3327844143</text:p>
          </table:table-cell>
          <table:table-cell/>
          <table:table-cell office:value-type="float" office:value="0.374561071395874" calcext:value-type="float">
            <text:p>0.3745610714</text:p>
          </table:table-cell>
          <table:table-cell office:value-type="float" office:value="0.927690982818604" calcext:value-type="float">
            <text:p>0.9276909828</text:p>
          </table:table-cell>
          <table:table-cell office:value-type="float" office:value="0.353433609008789" calcext:value-type="float">
            <text:p>0.353433609</text:p>
          </table:table-cell>
          <table:table-cell table:number-columns-repeated="5"/>
          <table:table-cell office:value-type="float" office:value="0.245694875717163" calcext:value-type="float">
            <text:p>0.2456948757</text:p>
          </table:table-cell>
        </table:table-row>
        <table:table-row table:style-name="ro1">
          <table:table-cell table:number-columns-repeated="22"/>
          <table:table-cell office:value-type="float" office:value="0.332178831100464" calcext:value-type="float">
            <text:p>0.3321788311</text:p>
          </table:table-cell>
          <table:table-cell/>
          <table:table-cell office:value-type="float" office:value="0.381552457809448" calcext:value-type="float">
            <text:p>0.3815524578</text:p>
          </table:table-cell>
          <table:table-cell office:value-type="float" office:value="0.939060688018799" calcext:value-type="float">
            <text:p>0.939060688</text:p>
          </table:table-cell>
          <table:table-cell office:value-type="float" office:value="0.348806619644165" calcext:value-type="float">
            <text:p>0.3488066196</text:p>
          </table:table-cell>
          <table:table-cell table:number-columns-repeated="5"/>
          <table:table-cell office:value-type="float" office:value="0.245248556137085" calcext:value-type="float">
            <text:p>0.2452485561</text:p>
          </table:table-cell>
        </table:table-row>
        <table:table-row table:style-name="ro1">
          <table:table-cell table:number-columns-repeated="22"/>
          <table:table-cell office:value-type="float" office:value="0.333296537399292" calcext:value-type="float">
            <text:p>0.3332965374</text:p>
          </table:table-cell>
          <table:table-cell/>
          <table:table-cell office:value-type="float" office:value="0.396337032318115" calcext:value-type="float">
            <text:p>0.3963370323</text:p>
          </table:table-cell>
          <table:table-cell office:value-type="float" office:value="0.934630393981934" calcext:value-type="float">
            <text:p>0.934630394</text:p>
          </table:table-cell>
          <table:table-cell office:value-type="float" office:value="0.356763124465942" calcext:value-type="float">
            <text:p>0.3567631245</text:p>
          </table:table-cell>
          <table:table-cell table:number-columns-repeated="5"/>
          <table:table-cell office:value-type="float" office:value="0.246038436889648" calcext:value-type="float">
            <text:p>0.2460384369</text:p>
          </table:table-cell>
        </table:table-row>
        <table:table-row table:style-name="ro1">
          <table:table-cell table:number-columns-repeated="22"/>
          <table:table-cell office:value-type="float" office:value="0.332925319671631" calcext:value-type="float">
            <text:p>0.3329253197</text:p>
          </table:table-cell>
          <table:table-cell/>
          <table:table-cell office:value-type="float" office:value="0.388911247253418" calcext:value-type="float">
            <text:p>0.3889112473</text:p>
          </table:table-cell>
          <table:table-cell office:value-type="float" office:value="0.940267086029053" calcext:value-type="float">
            <text:p>0.940267086</text:p>
          </table:table-cell>
          <table:table-cell office:value-type="float" office:value="0.354623556137085" calcext:value-type="float">
            <text:p>0.3546235561</text:p>
          </table:table-cell>
          <table:table-cell table:number-columns-repeated="5"/>
          <table:table-cell office:value-type="float" office:value="0.248594045639038" calcext:value-type="float">
            <text:p>0.2485940456</text:p>
          </table:table-cell>
        </table:table-row>
        <table:table-row table:style-name="ro1">
          <table:table-cell table:number-columns-repeated="22"/>
          <table:table-cell office:value-type="float" office:value="0.33293890953064" calcext:value-type="float">
            <text:p>0.3329389095</text:p>
          </table:table-cell>
          <table:table-cell/>
          <table:table-cell office:value-type="float" office:value="0.380778074264526" calcext:value-type="float">
            <text:p>0.3807780743</text:p>
          </table:table-cell>
          <table:table-cell office:value-type="float" office:value="0.996162176132202" calcext:value-type="float">
            <text:p>0.9961621761</text:p>
          </table:table-cell>
          <table:table-cell office:value-type="float" office:value="0.356686115264893" calcext:value-type="float">
            <text:p>0.3566861153</text:p>
          </table:table-cell>
          <table:table-cell table:number-columns-repeated="5"/>
          <table:table-cell office:value-type="float" office:value="0.247184753417969" calcext:value-type="float">
            <text:p>0.2471847534</text:p>
          </table:table-cell>
        </table:table-row>
        <table:table-row table:style-name="ro1">
          <table:table-cell table:number-columns-repeated="22"/>
          <table:table-cell office:value-type="float" office:value="0.334111452102661" calcext:value-type="float">
            <text:p>0.3341114521</text:p>
          </table:table-cell>
          <table:table-cell/>
          <table:table-cell office:value-type="float" office:value="0.380300521850586" calcext:value-type="float">
            <text:p>0.3803005219</text:p>
          </table:table-cell>
          <table:table-cell office:value-type="float" office:value="1.00480580329895" calcext:value-type="float">
            <text:p>1.0048058033</text:p>
          </table:table-cell>
          <table:table-cell office:value-type="float" office:value="0.353442192077637" calcext:value-type="float">
            <text:p>0.3534421921</text:p>
          </table:table-cell>
          <table:table-cell table:number-columns-repeated="5"/>
          <table:table-cell office:value-type="float" office:value="0.247249603271484" calcext:value-type="float">
            <text:p>0.2472496033</text:p>
          </table:table-cell>
        </table:table-row>
        <table:table-row table:style-name="ro1">
          <table:table-cell table:number-columns-repeated="22"/>
          <table:table-cell office:value-type="float" office:value="0.334709644317627" calcext:value-type="float">
            <text:p>0.3347096443</text:p>
          </table:table-cell>
          <table:table-cell/>
          <table:table-cell office:value-type="float" office:value="0.37891411781311" calcext:value-type="float">
            <text:p>0.3789141178</text:p>
          </table:table-cell>
          <table:table-cell office:value-type="float" office:value="0.977108955383301" calcext:value-type="float">
            <text:p>0.9771089554</text:p>
          </table:table-cell>
          <table:table-cell office:value-type="float" office:value="0.352375745773315" calcext:value-type="float">
            <text:p>0.3523757458</text:p>
          </table:table-cell>
          <table:table-cell table:number-columns-repeated="5"/>
          <table:table-cell office:value-type="float" office:value="0.248865127563477" calcext:value-type="float">
            <text:p>0.2488651276</text:p>
          </table:table-cell>
        </table:table-row>
        <table:table-row table:style-name="ro1">
          <table:table-cell table:number-columns-repeated="22"/>
          <table:table-cell office:value-type="float" office:value="0.33277153968811" calcext:value-type="float">
            <text:p>0.3327715397</text:p>
          </table:table-cell>
          <table:table-cell/>
          <table:table-cell office:value-type="float" office:value="0.375399589538574" calcext:value-type="float">
            <text:p>0.3753995895</text:p>
          </table:table-cell>
          <table:table-cell office:value-type="float" office:value="0.981110095977783" calcext:value-type="float">
            <text:p>0.981110096</text:p>
          </table:table-cell>
          <table:table-cell office:value-type="float" office:value="0.35293698310852" calcext:value-type="float">
            <text:p>0.3529369831</text:p>
          </table:table-cell>
          <table:table-cell table:number-columns-repeated="5"/>
          <table:table-cell office:value-type="float" office:value="0.248613357543945" calcext:value-type="float">
            <text:p>0.2486133575</text:p>
          </table:table-cell>
        </table:table-row>
        <table:table-row table:style-name="ro1">
          <table:table-cell table:number-columns-repeated="22"/>
          <table:table-cell office:value-type="float" office:value="0.333999156951904" calcext:value-type="float">
            <text:p>0.333999157</text:p>
          </table:table-cell>
          <table:table-cell/>
          <table:table-cell office:value-type="float" office:value="0.385943412780762" calcext:value-type="float">
            <text:p>0.3859434128</text:p>
          </table:table-cell>
          <table:table-cell office:value-type="float" office:value="1.02124357223511" calcext:value-type="float">
            <text:p>1.0212435722</text:p>
          </table:table-cell>
          <table:table-cell office:value-type="float" office:value="0.350152254104614" calcext:value-type="float">
            <text:p>0.3501522541</text:p>
          </table:table-cell>
          <table:table-cell table:number-columns-repeated="5"/>
          <table:table-cell office:value-type="float" office:value="0.247276067733765" calcext:value-type="float">
            <text:p>0.2472760677</text:p>
          </table:table-cell>
        </table:table-row>
        <table:table-row table:style-name="ro1">
          <table:table-cell table:number-columns-repeated="22"/>
          <table:table-cell office:value-type="float" office:value="0.332970380783081" calcext:value-type="float">
            <text:p>0.3329703808</text:p>
          </table:table-cell>
          <table:table-cell/>
          <table:table-cell office:value-type="float" office:value="0.381632566452026" calcext:value-type="float">
            <text:p>0.3816325665</text:p>
          </table:table-cell>
          <table:table-cell office:value-type="float" office:value="0.944826364517212" calcext:value-type="float">
            <text:p>0.9448263645</text:p>
          </table:table-cell>
          <table:table-cell office:value-type="float" office:value="0.358175039291382" calcext:value-type="float">
            <text:p>0.3581750393</text:p>
          </table:table-cell>
          <table:table-cell table:number-columns-repeated="5"/>
          <table:table-cell office:value-type="float" office:value="0.250479459762573" calcext:value-type="float">
            <text:p>0.2504794598</text:p>
          </table:table-cell>
        </table:table-row>
        <table:table-row table:style-name="ro1">
          <table:table-cell table:number-columns-repeated="22"/>
          <table:table-cell office:value-type="float" office:value="0.334350347518921" calcext:value-type="float">
            <text:p>0.3343503475</text:p>
          </table:table-cell>
          <table:table-cell/>
          <table:table-cell office:value-type="float" office:value="0.381571054458618" calcext:value-type="float">
            <text:p>0.3815710545</text:p>
          </table:table-cell>
          <table:table-cell office:value-type="float" office:value="1.00161337852478" calcext:value-type="float">
            <text:p>1.0016133785</text:p>
          </table:table-cell>
          <table:table-cell office:value-type="float" office:value="0.357833862304687" calcext:value-type="float">
            <text:p>0.3578338623</text:p>
          </table:table-cell>
          <table:table-cell table:number-columns-repeated="5"/>
          <table:table-cell office:value-type="float" office:value="0.249097347259521" calcext:value-type="float">
            <text:p>0.2490973473</text:p>
          </table:table-cell>
        </table:table-row>
        <table:table-row table:style-name="ro1">
          <table:table-cell table:number-columns-repeated="22"/>
          <table:table-cell office:value-type="float" office:value="0.335439443588257" calcext:value-type="float">
            <text:p>0.3354394436</text:p>
          </table:table-cell>
          <table:table-cell/>
          <table:table-cell office:value-type="float" office:value="0.379150629043579" calcext:value-type="float">
            <text:p>0.379150629</text:p>
          </table:table-cell>
          <table:table-cell office:value-type="float" office:value="0.952408075332642" calcext:value-type="float">
            <text:p>0.9524080753</text:p>
          </table:table-cell>
          <table:table-cell office:value-type="float" office:value="0.352801084518433" calcext:value-type="float">
            <text:p>0.3528010845</text:p>
          </table:table-cell>
          <table:table-cell table:number-columns-repeated="5"/>
          <table:table-cell office:value-type="float" office:value="0.246616363525391" calcext:value-type="float">
            <text:p>0.2466163635</text:p>
          </table:table-cell>
        </table:table-row>
        <table:table-row table:style-name="ro1">
          <table:table-cell table:number-columns-repeated="22"/>
          <table:table-cell office:value-type="float" office:value="0.335244178771973" calcext:value-type="float">
            <text:p>0.3352441788</text:p>
          </table:table-cell>
          <table:table-cell/>
          <table:table-cell office:value-type="float" office:value="0.37933087348938" calcext:value-type="float">
            <text:p>0.3793308735</text:p>
          </table:table-cell>
          <table:table-cell office:value-type="float" office:value="0.947640180587769" calcext:value-type="float">
            <text:p>0.9476401806</text:p>
          </table:table-cell>
          <table:table-cell office:value-type="float" office:value="0.356129169464111" calcext:value-type="float">
            <text:p>0.3561291695</text:p>
          </table:table-cell>
          <table:table-cell table:number-columns-repeated="5"/>
          <table:table-cell office:value-type="float" office:value="0.249679803848267" calcext:value-type="float">
            <text:p>0.2496798038</text:p>
          </table:table-cell>
        </table:table-row>
        <table:table-row table:style-name="ro1">
          <table:table-cell table:number-columns-repeated="22"/>
          <table:table-cell office:value-type="float" office:value="0.335142850875854" calcext:value-type="float">
            <text:p>0.3351428509</text:p>
          </table:table-cell>
          <table:table-cell/>
          <table:table-cell office:value-type="float" office:value="0.379037618637085" calcext:value-type="float">
            <text:p>0.3790376186</text:p>
          </table:table-cell>
          <table:table-cell office:value-type="float" office:value="0.941723108291626" calcext:value-type="float">
            <text:p>0.9417231083</text:p>
          </table:table-cell>
          <table:table-cell office:value-type="float" office:value="0.353155612945557" calcext:value-type="float">
            <text:p>0.3531556129</text:p>
          </table:table-cell>
          <table:table-cell table:number-columns-repeated="5"/>
          <table:table-cell office:value-type="float" office:value="0.248314619064331" calcext:value-type="float">
            <text:p>0.2483146191</text:p>
          </table:table-cell>
        </table:table-row>
        <table:table-row table:style-name="ro1">
          <table:table-cell table:number-columns-repeated="22"/>
          <table:table-cell office:value-type="float" office:value="0.335662126541138" calcext:value-type="float">
            <text:p>0.3356621265</text:p>
          </table:table-cell>
          <table:table-cell/>
          <table:table-cell office:value-type="float" office:value="0.378480434417725" calcext:value-type="float">
            <text:p>0.3784804344</text:p>
          </table:table-cell>
          <table:table-cell office:value-type="float" office:value="0.948060274124146" calcext:value-type="float">
            <text:p>0.9480602741</text:p>
          </table:table-cell>
          <table:table-cell office:value-type="float" office:value="0.35377049446106" calcext:value-type="float">
            <text:p>0.3537704945</text:p>
          </table:table-cell>
          <table:table-cell table:number-columns-repeated="5"/>
          <table:table-cell office:value-type="float" office:value="0.249274492263794" calcext:value-type="float">
            <text:p>0.2492744923</text:p>
          </table:table-cell>
        </table:table-row>
        <table:table-row table:style-name="ro1">
          <table:table-cell table:number-columns-repeated="22"/>
          <table:table-cell office:value-type="float" office:value="0.335144996643066" calcext:value-type="float">
            <text:p>0.3351449966</text:p>
          </table:table-cell>
          <table:table-cell/>
          <table:table-cell office:value-type="float" office:value="0.386389255523682" calcext:value-type="float">
            <text:p>0.3863892555</text:p>
          </table:table-cell>
          <table:table-cell office:value-type="float" office:value="0.95292854309082" calcext:value-type="float">
            <text:p>0.9529285431</text:p>
          </table:table-cell>
          <table:table-cell office:value-type="float" office:value="0.354439496994019" calcext:value-type="float">
            <text:p>0.354439497</text:p>
          </table:table-cell>
          <table:table-cell table:number-columns-repeated="5"/>
          <table:table-cell office:value-type="float" office:value="0.249654531478882" calcext:value-type="float">
            <text:p>0.2496545315</text:p>
          </table:table-cell>
        </table:table-row>
        <table:table-row table:style-name="ro1">
          <table:table-cell table:number-columns-repeated="22"/>
          <table:table-cell office:value-type="float" office:value="0.336968421936035" calcext:value-type="float">
            <text:p>0.3369684219</text:p>
          </table:table-cell>
          <table:table-cell/>
          <table:table-cell office:value-type="float" office:value="0.385104417800903" calcext:value-type="float">
            <text:p>0.3851044178</text:p>
          </table:table-cell>
          <table:table-cell office:value-type="float" office:value="0.951814889907837" calcext:value-type="float">
            <text:p>0.9518148899</text:p>
          </table:table-cell>
          <table:table-cell office:value-type="float" office:value="0.358494758605957" calcext:value-type="float">
            <text:p>0.3584947586</text:p>
          </table:table-cell>
          <table:table-cell table:number-columns-repeated="5"/>
          <table:table-cell office:value-type="float" office:value="0.248779773712158" calcext:value-type="float">
            <text:p>0.2487797737</text:p>
          </table:table-cell>
        </table:table-row>
        <table:table-row table:style-name="ro1">
          <table:table-cell table:number-columns-repeated="22"/>
          <table:table-cell office:value-type="float" office:value="0.336696863174438" calcext:value-type="float">
            <text:p>0.3366968632</text:p>
          </table:table-cell>
          <table:table-cell/>
          <table:table-cell office:value-type="float" office:value="0.380587339401245" calcext:value-type="float">
            <text:p>0.3805873394</text:p>
          </table:table-cell>
          <table:table-cell office:value-type="float" office:value="0.946707248687744" calcext:value-type="float">
            <text:p>0.9467072487</text:p>
          </table:table-cell>
          <table:table-cell office:value-type="float" office:value="0.354326009750366" calcext:value-type="float">
            <text:p>0.3543260098</text:p>
          </table:table-cell>
          <table:table-cell table:number-columns-repeated="5"/>
          <table:table-cell office:value-type="float" office:value="0.247353553771973" calcext:value-type="float">
            <text:p>0.2473535538</text:p>
          </table:table-cell>
        </table:table-row>
        <table:table-row table:style-name="ro1">
          <table:table-cell table:number-columns-repeated="22"/>
          <table:table-cell office:value-type="float" office:value="0.335626602172852" calcext:value-type="float">
            <text:p>0.3356266022</text:p>
          </table:table-cell>
          <table:table-cell/>
          <table:table-cell office:value-type="float" office:value="0.382287979125977" calcext:value-type="float">
            <text:p>0.3822879791</text:p>
          </table:table-cell>
          <table:table-cell office:value-type="float" office:value="0.963724374771118" calcext:value-type="float">
            <text:p>0.9637243748</text:p>
          </table:table-cell>
          <table:table-cell office:value-type="float" office:value="0.35588264465332" calcext:value-type="float">
            <text:p>0.3558826447</text:p>
          </table:table-cell>
          <table:table-cell table:number-columns-repeated="5"/>
          <table:table-cell office:value-type="float" office:value="0.246957063674927" calcext:value-type="float">
            <text:p>0.2469570637</text:p>
          </table:table-cell>
        </table:table-row>
        <table:table-row table:style-name="ro1">
          <table:table-cell table:number-columns-repeated="22"/>
          <table:table-cell office:value-type="float" office:value="0.336533069610596" calcext:value-type="float">
            <text:p>0.3365330696</text:p>
          </table:table-cell>
          <table:table-cell/>
          <table:table-cell office:value-type="float" office:value="0.382814407348633" calcext:value-type="float">
            <text:p>0.3828144073</text:p>
          </table:table-cell>
          <table:table-cell office:value-type="float" office:value="0.947482109069824" calcext:value-type="float">
            <text:p>0.9474821091</text:p>
          </table:table-cell>
          <table:table-cell office:value-type="float" office:value="0.352789640426636" calcext:value-type="float">
            <text:p>0.3527896404</text:p>
          </table:table-cell>
          <table:table-cell table:number-columns-repeated="5"/>
          <table:table-cell office:value-type="float" office:value="0.251106262207031" calcext:value-type="float">
            <text:p>0.2511062622</text:p>
          </table:table-cell>
        </table:table-row>
        <table:table-row table:style-name="ro1">
          <table:table-cell table:number-columns-repeated="22"/>
          <table:table-cell office:value-type="float" office:value="0.336555480957031" calcext:value-type="float">
            <text:p>0.336555481</text:p>
          </table:table-cell>
          <table:table-cell/>
          <table:table-cell office:value-type="float" office:value="0.378052711486816" calcext:value-type="float">
            <text:p>0.3780527115</text:p>
          </table:table-cell>
          <table:table-cell office:value-type="float" office:value="0.947134733200073" calcext:value-type="float">
            <text:p>0.9471347332</text:p>
          </table:table-cell>
          <table:table-cell office:value-type="float" office:value="0.354558706283569" calcext:value-type="float">
            <text:p>0.3545587063</text:p>
          </table:table-cell>
          <table:table-cell table:number-columns-repeated="5"/>
          <table:table-cell office:value-type="float" office:value="0.246963500976562" calcext:value-type="float">
            <text:p>0.246963501</text:p>
          </table:table-cell>
        </table:table-row>
        <table:table-row table:style-name="ro1">
          <table:table-cell table:number-columns-repeated="22"/>
          <table:table-cell office:value-type="float" office:value="0.339160680770874" calcext:value-type="float">
            <text:p>0.3391606808</text:p>
          </table:table-cell>
          <table:table-cell/>
          <table:table-cell office:value-type="float" office:value="0.377753734588623" calcext:value-type="float">
            <text:p>0.3777537346</text:p>
          </table:table-cell>
          <table:table-cell office:value-type="float" office:value="0.946355581283569" calcext:value-type="float">
            <text:p>0.9463555813</text:p>
          </table:table-cell>
          <table:table-cell office:value-type="float" office:value="0.35400128364563" calcext:value-type="float">
            <text:p>0.3540012836</text:p>
          </table:table-cell>
          <table:table-cell table:number-columns-repeated="5"/>
          <table:table-cell office:value-type="float" office:value="0.248107194900513" calcext:value-type="float">
            <text:p>0.2481071949</text:p>
          </table:table-cell>
        </table:table-row>
        <table:table-row table:style-name="ro1">
          <table:table-cell table:number-columns-repeated="22"/>
          <table:table-cell office:value-type="float" office:value="0.336694478988647" calcext:value-type="float">
            <text:p>0.336694479</text:p>
          </table:table-cell>
          <table:table-cell/>
          <table:table-cell office:value-type="float" office:value="0.386288404464722" calcext:value-type="float">
            <text:p>0.3862884045</text:p>
          </table:table-cell>
          <table:table-cell office:value-type="float" office:value="0.958187818527222" calcext:value-type="float">
            <text:p>0.9581878185</text:p>
          </table:table-cell>
          <table:table-cell office:value-type="float" office:value="0.352971076965332" calcext:value-type="float">
            <text:p>0.352971077</text:p>
          </table:table-cell>
          <table:table-cell table:number-columns-repeated="5"/>
          <table:table-cell office:value-type="float" office:value="0.249356269836426" calcext:value-type="float">
            <text:p>0.2493562698</text:p>
          </table:table-cell>
        </table:table-row>
        <table:table-row table:style-name="ro1">
          <table:table-cell table:number-columns-repeated="22"/>
          <table:table-cell office:value-type="float" office:value="0.338371276855469" calcext:value-type="float">
            <text:p>0.3383712769</text:p>
          </table:table-cell>
          <table:table-cell/>
          <table:table-cell office:value-type="float" office:value="0.383340358734131" calcext:value-type="float">
            <text:p>0.3833403587</text:p>
          </table:table-cell>
          <table:table-cell office:value-type="float" office:value="0.95538854598999" calcext:value-type="float">
            <text:p>0.955388546</text:p>
          </table:table-cell>
          <table:table-cell office:value-type="float" office:value="0.359960079193115" calcext:value-type="float">
            <text:p>0.3599600792</text:p>
          </table:table-cell>
          <table:table-cell table:number-columns-repeated="5"/>
          <table:table-cell office:value-type="float" office:value="0.249399900436401" calcext:value-type="float">
            <text:p>0.2493999004</text:p>
          </table:table-cell>
        </table:table-row>
        <table:table-row table:style-name="ro1">
          <table:table-cell table:number-columns-repeated="22"/>
          <table:table-cell office:value-type="float" office:value="0.337706804275513" calcext:value-type="float">
            <text:p>0.3377068043</text:p>
          </table:table-cell>
          <table:table-cell/>
          <table:table-cell office:value-type="float" office:value="0.385615348815918" calcext:value-type="float">
            <text:p>0.3856153488</text:p>
          </table:table-cell>
          <table:table-cell office:value-type="float" office:value="0.954411268234253" calcext:value-type="float">
            <text:p>0.9544112682</text:p>
          </table:table-cell>
          <table:table-cell office:value-type="float" office:value="0.360559463500977" calcext:value-type="float">
            <text:p>0.3605594635</text:p>
          </table:table-cell>
          <table:table-cell table:number-columns-repeated="5"/>
          <table:table-cell office:value-type="float" office:value="0.250278949737549" calcext:value-type="float">
            <text:p>0.2502789497</text:p>
          </table:table-cell>
        </table:table-row>
        <table:table-row table:style-name="ro1">
          <table:table-cell table:number-columns-repeated="22"/>
          <table:table-cell office:value-type="float" office:value="0.338314771652222" calcext:value-type="float">
            <text:p>0.3383147717</text:p>
          </table:table-cell>
          <table:table-cell/>
          <table:table-cell office:value-type="float" office:value="0.380088090896606" calcext:value-type="float">
            <text:p>0.3800880909</text:p>
          </table:table-cell>
          <table:table-cell office:value-type="float" office:value="0.952647924423218" calcext:value-type="float">
            <text:p>0.9526479244</text:p>
          </table:table-cell>
          <table:table-cell office:value-type="float" office:value="0.355218410491943" calcext:value-type="float">
            <text:p>0.3552184105</text:p>
          </table:table-cell>
          <table:table-cell table:number-columns-repeated="5"/>
          <table:table-cell office:value-type="float" office:value="0.249543190002441" calcext:value-type="float">
            <text:p>0.24954319</text:p>
          </table:table-cell>
        </table:table-row>
        <table:table-row table:style-name="ro1">
          <table:table-cell table:number-columns-repeated="22"/>
          <table:table-cell office:value-type="float" office:value="0.338881731033325" calcext:value-type="float">
            <text:p>0.338881731</text:p>
          </table:table-cell>
          <table:table-cell/>
          <table:table-cell office:value-type="float" office:value="0.383341312408447" calcext:value-type="float">
            <text:p>0.3833413124</text:p>
          </table:table-cell>
          <table:table-cell office:value-type="float" office:value="0.956932783126831" calcext:value-type="float">
            <text:p>0.9569327831</text:p>
          </table:table-cell>
          <table:table-cell office:value-type="float" office:value="0.353724241256714" calcext:value-type="float">
            <text:p>0.3537242413</text:p>
          </table:table-cell>
          <table:table-cell table:number-columns-repeated="5"/>
          <table:table-cell office:value-type="float" office:value="0.249598503112793" calcext:value-type="float">
            <text:p>0.2495985031</text:p>
          </table:table-cell>
        </table:table-row>
        <table:table-row table:style-name="ro1">
          <table:table-cell table:number-columns-repeated="22"/>
          <table:table-cell office:value-type="float" office:value="0.339030742645264" calcext:value-type="float">
            <text:p>0.3390307426</text:p>
          </table:table-cell>
          <table:table-cell/>
          <table:table-cell office:value-type="float" office:value="0.378759860992432" calcext:value-type="float">
            <text:p>0.378759861</text:p>
          </table:table-cell>
          <table:table-cell office:value-type="float" office:value="0.955610275268555" calcext:value-type="float">
            <text:p>0.9556102753</text:p>
          </table:table-cell>
          <table:table-cell office:value-type="float" office:value="0.354112386703491" calcext:value-type="float">
            <text:p>0.3541123867</text:p>
          </table:table-cell>
          <table:table-cell table:number-columns-repeated="5"/>
          <table:table-cell office:value-type="float" office:value="0.249699831008911" calcext:value-type="float">
            <text:p>0.249699831</text:p>
          </table:table-cell>
        </table:table-row>
        <table:table-row table:style-name="ro1">
          <table:table-cell table:number-columns-repeated="22"/>
          <table:table-cell office:value-type="float" office:value="0.337207555770874" calcext:value-type="float">
            <text:p>0.3372075558</text:p>
          </table:table-cell>
          <table:table-cell/>
          <table:table-cell office:value-type="float" office:value="0.385356426239014" calcext:value-type="float">
            <text:p>0.3853564262</text:p>
          </table:table-cell>
          <table:table-cell office:value-type="float" office:value="0.955045223236084" calcext:value-type="float">
            <text:p>0.9550452232</text:p>
          </table:table-cell>
          <table:table-cell office:value-type="float" office:value="0.354333639144897" calcext:value-type="float">
            <text:p>0.3543336391</text:p>
          </table:table-cell>
          <table:table-cell table:number-columns-repeated="5"/>
          <table:table-cell office:value-type="float" office:value="0.251041412353516" calcext:value-type="float">
            <text:p>0.2510414124</text:p>
          </table:table-cell>
        </table:table-row>
        <table:table-row table:style-name="ro1">
          <table:table-cell table:number-columns-repeated="22"/>
          <table:table-cell office:value-type="float" office:value="0.339444398880005" calcext:value-type="float">
            <text:p>0.3394443989</text:p>
          </table:table-cell>
          <table:table-cell/>
          <table:table-cell office:value-type="float" office:value="0.392301321029663" calcext:value-type="float">
            <text:p>0.392301321</text:p>
          </table:table-cell>
          <table:table-cell office:value-type="float" office:value="0.962948560714722" calcext:value-type="float">
            <text:p>0.9629485607</text:p>
          </table:table-cell>
          <table:table-cell office:value-type="float" office:value="0.350578308105469" calcext:value-type="float">
            <text:p>0.3505783081</text:p>
          </table:table-cell>
          <table:table-cell table:number-columns-repeated="5"/>
          <table:table-cell office:value-type="float" office:value="0.250496864318848" calcext:value-type="float">
            <text:p>0.2504968643</text:p>
          </table:table-cell>
        </table:table-row>
        <table:table-row table:style-name="ro1">
          <table:table-cell table:number-columns-repeated="22"/>
          <table:table-cell office:value-type="float" office:value="0.340208053588867" calcext:value-type="float">
            <text:p>0.3402080536</text:p>
          </table:table-cell>
          <table:table-cell/>
          <table:table-cell office:value-type="float" office:value="0.393751382827759" calcext:value-type="float">
            <text:p>0.3937513828</text:p>
          </table:table-cell>
          <table:table-cell office:value-type="float" office:value="0.96298098564148" calcext:value-type="float">
            <text:p>0.9629809856</text:p>
          </table:table-cell>
          <table:table-cell office:value-type="float" office:value="0.36133074760437" calcext:value-type="float">
            <text:p>0.3613307476</text:p>
          </table:table-cell>
          <table:table-cell table:number-columns-repeated="5"/>
          <table:table-cell office:value-type="float" office:value="0.249111175537109" calcext:value-type="float">
            <text:p>0.2491111755</text:p>
          </table:table-cell>
        </table:table-row>
        <table:table-row table:style-name="ro1">
          <table:table-cell table:number-columns-repeated="22"/>
          <table:table-cell office:value-type="float" office:value="0.339856147766113" calcext:value-type="float">
            <text:p>0.3398561478</text:p>
          </table:table-cell>
          <table:table-cell/>
          <table:table-cell office:value-type="float" office:value="0.486056089401245" calcext:value-type="float">
            <text:p>0.4860560894</text:p>
          </table:table-cell>
          <table:table-cell office:value-type="float" office:value="0.957143306732178" calcext:value-type="float">
            <text:p>0.9571433067</text:p>
          </table:table-cell>
          <table:table-cell office:value-type="float" office:value="0.355960130691528" calcext:value-type="float">
            <text:p>0.3559601307</text:p>
          </table:table-cell>
          <table:table-cell table:number-columns-repeated="5"/>
          <table:table-cell office:value-type="float" office:value="0.250365257263184" calcext:value-type="float">
            <text:p>0.2503652573</text:p>
          </table:table-cell>
        </table:table-row>
        <table:table-row table:style-name="ro1">
          <table:table-cell table:number-columns-repeated="22"/>
          <table:table-cell office:value-type="float" office:value="0.340319871902466" calcext:value-type="float">
            <text:p>0.3403198719</text:p>
          </table:table-cell>
          <table:table-cell/>
          <table:table-cell office:value-type="float" office:value="0.370235681533813" calcext:value-type="float">
            <text:p>0.3702356815</text:p>
          </table:table-cell>
          <table:table-cell office:value-type="float" office:value="0.95805811882019" calcext:value-type="float">
            <text:p>0.9580581188</text:p>
          </table:table-cell>
          <table:table-cell office:value-type="float" office:value="0.358059883117676" calcext:value-type="float">
            <text:p>0.3580598831</text:p>
          </table:table-cell>
          <table:table-cell table:number-columns-repeated="5"/>
          <table:table-cell office:value-type="float" office:value="0.252090454101562" calcext:value-type="float">
            <text:p>0.2520904541</text:p>
          </table:table-cell>
        </table:table-row>
        <table:table-row table:style-name="ro1">
          <table:table-cell table:number-columns-repeated="22"/>
          <table:table-cell office:value-type="float" office:value="0.341353178024292" calcext:value-type="float">
            <text:p>0.341353178</text:p>
          </table:table-cell>
          <table:table-cell/>
          <table:table-cell office:value-type="float" office:value="0.388623476028442" calcext:value-type="float">
            <text:p>0.388623476</text:p>
          </table:table-cell>
          <table:table-cell office:value-type="float" office:value="0.954725742340088" calcext:value-type="float">
            <text:p>0.9547257423</text:p>
          </table:table-cell>
          <table:table-cell office:value-type="float" office:value="0.354866027832031" calcext:value-type="float">
            <text:p>0.3548660278</text:p>
          </table:table-cell>
          <table:table-cell table:number-columns-repeated="5"/>
          <table:table-cell office:value-type="float" office:value="0.253308773040771" calcext:value-type="float">
            <text:p>0.253308773</text:p>
          </table:table-cell>
        </table:table-row>
        <table:table-row table:style-name="ro1">
          <table:table-cell table:number-columns-repeated="22"/>
          <table:table-cell office:value-type="float" office:value="0.341188192367554" calcext:value-type="float">
            <text:p>0.3411881924</text:p>
          </table:table-cell>
          <table:table-cell/>
          <table:table-cell office:value-type="float" office:value="0.386874675750732" calcext:value-type="float">
            <text:p>0.3868746758</text:p>
          </table:table-cell>
          <table:table-cell office:value-type="float" office:value="0.953198432922363" calcext:value-type="float">
            <text:p>0.9531984329</text:p>
          </table:table-cell>
          <table:table-cell office:value-type="float" office:value="0.354248285293579" calcext:value-type="float">
            <text:p>0.3542482853</text:p>
          </table:table-cell>
          <table:table-cell table:number-columns-repeated="5"/>
          <table:table-cell office:value-type="float" office:value="0.252695083618164" calcext:value-type="float">
            <text:p>0.2526950836</text:p>
          </table:table-cell>
        </table:table-row>
        <table:table-row table:style-name="ro1">
          <table:table-cell table:number-columns-repeated="22"/>
          <table:table-cell office:value-type="float" office:value="0.34110951423645" calcext:value-type="float">
            <text:p>0.3411095142</text:p>
          </table:table-cell>
          <table:table-cell/>
          <table:table-cell office:value-type="float" office:value="0.382476806640625" calcext:value-type="float">
            <text:p>0.3824768066</text:p>
          </table:table-cell>
          <table:table-cell office:value-type="float" office:value="0.951409101486206" calcext:value-type="float">
            <text:p>0.9514091015</text:p>
          </table:table-cell>
          <table:table-cell office:value-type="float" office:value="0.351423263549805" calcext:value-type="float">
            <text:p>0.3514232635</text:p>
          </table:table-cell>
          <table:table-cell table:number-columns-repeated="5"/>
          <table:table-cell office:value-type="float" office:value="0.252229452133179" calcext:value-type="float">
            <text:p>0.2522294521</text:p>
          </table:table-cell>
        </table:table-row>
        <table:table-row table:style-name="ro1">
          <table:table-cell table:number-columns-repeated="22"/>
          <table:table-cell office:value-type="float" office:value="0.342090845108032" calcext:value-type="float">
            <text:p>0.3420908451</text:p>
          </table:table-cell>
          <table:table-cell/>
          <table:table-cell office:value-type="float" office:value="0.395802021026611" calcext:value-type="float">
            <text:p>0.395802021</text:p>
          </table:table-cell>
          <table:table-cell office:value-type="float" office:value="0.960530281066894" calcext:value-type="float">
            <text:p>0.9605302811</text:p>
          </table:table-cell>
          <table:table-cell office:value-type="float" office:value="0.353488683700561" calcext:value-type="float">
            <text:p>0.3534886837</text:p>
          </table:table-cell>
          <table:table-cell table:number-columns-repeated="5"/>
          <table:table-cell office:value-type="float" office:value="0.250502347946167" calcext:value-type="float">
            <text:p>0.2505023479</text:p>
          </table:table-cell>
        </table:table-row>
        <table:table-row table:style-name="ro1">
          <table:table-cell table:number-columns-repeated="22"/>
          <table:table-cell office:value-type="float" office:value="0.341458797454834" calcext:value-type="float">
            <text:p>0.3414587975</text:p>
          </table:table-cell>
          <table:table-cell/>
          <table:table-cell office:value-type="float" office:value="0.388358592987061" calcext:value-type="float">
            <text:p>0.388358593</text:p>
          </table:table-cell>
          <table:table-cell office:value-type="float" office:value="0.962181329727173" calcext:value-type="float">
            <text:p>0.9621813297</text:p>
          </table:table-cell>
          <table:table-cell office:value-type="float" office:value="0.357783555984497" calcext:value-type="float">
            <text:p>0.357783556</text:p>
          </table:table-cell>
          <table:table-cell table:number-columns-repeated="5"/>
          <table:table-cell office:value-type="float" office:value="0.249891757965088" calcext:value-type="float">
            <text:p>0.249891758</text:p>
          </table:table-cell>
        </table:table-row>
        <table:table-row table:style-name="ro1">
          <table:table-cell table:number-columns-repeated="22"/>
          <table:table-cell office:value-type="float" office:value="0.341181516647339" calcext:value-type="float">
            <text:p>0.3411815166</text:p>
          </table:table-cell>
          <table:table-cell/>
          <table:table-cell office:value-type="float" office:value="0.389436006546021" calcext:value-type="float">
            <text:p>0.3894360065</text:p>
          </table:table-cell>
          <table:table-cell office:value-type="float" office:value="0.96125316619873" calcext:value-type="float">
            <text:p>0.9612531662</text:p>
          </table:table-cell>
          <table:table-cell office:value-type="float" office:value="0.356450319290161" calcext:value-type="float">
            <text:p>0.3564503193</text:p>
          </table:table-cell>
          <table:table-cell table:number-columns-repeated="5"/>
          <table:table-cell office:value-type="float" office:value="0.251359224319458" calcext:value-type="float">
            <text:p>0.2513592243</text:p>
          </table:table-cell>
        </table:table-row>
        <table:table-row table:style-name="ro1">
          <table:table-cell table:number-columns-repeated="22"/>
          <table:table-cell office:value-type="float" office:value="0.341735363006592" calcext:value-type="float">
            <text:p>0.341735363</text:p>
          </table:table-cell>
          <table:table-cell/>
          <table:table-cell office:value-type="float" office:value="0.389060020446777" calcext:value-type="float">
            <text:p>0.3890600204</text:p>
          </table:table-cell>
          <table:table-cell office:value-type="float" office:value="0.957338809967041" calcext:value-type="float">
            <text:p>0.95733881</text:p>
          </table:table-cell>
          <table:table-cell office:value-type="float" office:value="0.354849815368652" calcext:value-type="float">
            <text:p>0.3548498154</text:p>
          </table:table-cell>
          <table:table-cell table:number-columns-repeated="5"/>
          <table:table-cell office:value-type="float" office:value="0.251180171966553" calcext:value-type="float">
            <text:p>0.251180172</text:p>
          </table:table-cell>
        </table:table-row>
        <table:table-row table:style-name="ro1">
          <table:table-cell table:number-columns-repeated="22"/>
          <table:table-cell office:value-type="float" office:value="0.343817710876465" calcext:value-type="float">
            <text:p>0.3438177109</text:p>
          </table:table-cell>
          <table:table-cell/>
          <table:table-cell office:value-type="float" office:value="0.389188766479492" calcext:value-type="float">
            <text:p>0.3891887665</text:p>
          </table:table-cell>
          <table:table-cell office:value-type="float" office:value="0.983239889144897" calcext:value-type="float">
            <text:p>0.9832398891</text:p>
          </table:table-cell>
          <table:table-cell office:value-type="float" office:value="0.357990503311157" calcext:value-type="float">
            <text:p>0.3579905033</text:p>
          </table:table-cell>
          <table:table-cell table:number-columns-repeated="5"/>
          <table:table-cell office:value-type="float" office:value="0.251356840133667" calcext:value-type="float">
            <text:p>0.2513568401</text:p>
          </table:table-cell>
        </table:table-row>
        <table:table-row table:style-name="ro1">
          <table:table-cell table:number-columns-repeated="22"/>
          <table:table-cell office:value-type="float" office:value="0.341493606567383" calcext:value-type="float">
            <text:p>0.3414936066</text:p>
          </table:table-cell>
          <table:table-cell/>
          <table:table-cell office:value-type="float" office:value="0.385413408279419" calcext:value-type="float">
            <text:p>0.3854134083</text:p>
          </table:table-cell>
          <table:table-cell office:value-type="float" office:value="0.959138870239258" calcext:value-type="float">
            <text:p>0.9591388702</text:p>
          </table:table-cell>
          <table:table-cell office:value-type="float" office:value="0.361106634140015" calcext:value-type="float">
            <text:p>0.3611066341</text:p>
          </table:table-cell>
          <table:table-cell table:number-columns-repeated="5"/>
          <table:table-cell office:value-type="float" office:value="0.25136661529541" calcext:value-type="float">
            <text:p>0.2513666153</text:p>
          </table:table-cell>
        </table:table-row>
        <table:table-row table:style-name="ro1">
          <table:table-cell table:number-columns-repeated="22"/>
          <table:table-cell office:value-type="float" office:value="0.341166019439697" calcext:value-type="float">
            <text:p>0.3411660194</text:p>
          </table:table-cell>
          <table:table-cell/>
          <table:table-cell office:value-type="float" office:value="0.388317346572876" calcext:value-type="float">
            <text:p>0.3883173466</text:p>
          </table:table-cell>
          <table:table-cell office:value-type="float" office:value="0.980976819992065" calcext:value-type="float">
            <text:p>0.98097682</text:p>
          </table:table-cell>
          <table:table-cell office:value-type="float" office:value="0.362717151641846" calcext:value-type="float">
            <text:p>0.3627171516</text:p>
          </table:table-cell>
          <table:table-cell table:number-columns-repeated="5"/>
          <table:table-cell office:value-type="float" office:value="0.250474452972412" calcext:value-type="float">
            <text:p>0.250474453</text:p>
          </table:table-cell>
        </table:table-row>
        <table:table-row table:style-name="ro1">
          <table:table-cell table:number-columns-repeated="22"/>
          <table:table-cell office:value-type="float" office:value="0.343134641647339" calcext:value-type="float">
            <text:p>0.3431346416</text:p>
          </table:table-cell>
          <table:table-cell/>
          <table:table-cell office:value-type="float" office:value="0.394579410552979" calcext:value-type="float">
            <text:p>0.3945794106</text:p>
          </table:table-cell>
          <table:table-cell office:value-type="float" office:value="0.966089248657227" calcext:value-type="float">
            <text:p>0.9660892487</text:p>
          </table:table-cell>
          <table:table-cell office:value-type="float" office:value="0.357567548751831" calcext:value-type="float">
            <text:p>0.3575675488</text:p>
          </table:table-cell>
          <table:table-cell table:number-columns-repeated="5"/>
          <table:table-cell office:value-type="float" office:value="0.25199556350708" calcext:value-type="float">
            <text:p>0.2519955635</text:p>
          </table:table-cell>
        </table:table-row>
        <table:table-row table:style-name="ro1">
          <table:table-cell table:number-columns-repeated="22"/>
          <table:table-cell office:value-type="float" office:value="0.343589067459106" calcext:value-type="float">
            <text:p>0.3435890675</text:p>
          </table:table-cell>
          <table:table-cell/>
          <table:table-cell office:value-type="float" office:value="0.391344785690308" calcext:value-type="float">
            <text:p>0.3913447857</text:p>
          </table:table-cell>
          <table:table-cell office:value-type="float" office:value="0.965359926223755" calcext:value-type="float">
            <text:p>0.9653599262</text:p>
          </table:table-cell>
          <table:table-cell office:value-type="float" office:value="0.367824792861938" calcext:value-type="float">
            <text:p>0.3678247929</text:p>
          </table:table-cell>
          <table:table-cell table:number-columns-repeated="5"/>
          <table:table-cell office:value-type="float" office:value="0.252513647079468" calcext:value-type="float">
            <text:p>0.2525136471</text:p>
          </table:table-cell>
        </table:table-row>
        <table:table-row table:style-name="ro1">
          <table:table-cell table:number-columns-repeated="22"/>
          <table:table-cell office:value-type="float" office:value="0.344670057296753" calcext:value-type="float">
            <text:p>0.3446700573</text:p>
          </table:table-cell>
          <table:table-cell/>
          <table:table-cell office:value-type="float" office:value="0.390385627746582" calcext:value-type="float">
            <text:p>0.3903856277</text:p>
          </table:table-cell>
          <table:table-cell office:value-type="float" office:value="0.962932109832764" calcext:value-type="float">
            <text:p>0.9629321098</text:p>
          </table:table-cell>
          <table:table-cell office:value-type="float" office:value="0.356874227523804" calcext:value-type="float">
            <text:p>0.3568742275</text:p>
          </table:table-cell>
          <table:table-cell table:number-columns-repeated="5"/>
          <table:table-cell office:value-type="float" office:value="0.254800319671631" calcext:value-type="float">
            <text:p>0.2548003197</text:p>
          </table:table-cell>
        </table:table-row>
        <table:table-row table:style-name="ro1">
          <table:table-cell table:number-columns-repeated="22"/>
          <table:table-cell office:value-type="float" office:value="0.345796346664429" calcext:value-type="float">
            <text:p>0.3457963467</text:p>
          </table:table-cell>
          <table:table-cell/>
          <table:table-cell office:value-type="float" office:value="0.389430284500122" calcext:value-type="float">
            <text:p>0.3894302845</text:p>
          </table:table-cell>
          <table:table-cell office:value-type="float" office:value="0.96320915222168" calcext:value-type="float">
            <text:p>0.9632091522</text:p>
          </table:table-cell>
          <table:table-cell office:value-type="float" office:value="0.359388828277588" calcext:value-type="float">
            <text:p>0.3593888283</text:p>
          </table:table-cell>
          <table:table-cell table:number-columns-repeated="5"/>
          <table:table-cell office:value-type="float" office:value="0.256072759628296" calcext:value-type="float">
            <text:p>0.2560727596</text:p>
          </table:table-cell>
        </table:table-row>
        <table:table-row table:style-name="ro1">
          <table:table-cell table:number-columns-repeated="22"/>
          <table:table-cell office:value-type="float" office:value="0.343900918960571" calcext:value-type="float">
            <text:p>0.343900919</text:p>
          </table:table-cell>
          <table:table-cell/>
          <table:table-cell office:value-type="float" office:value="0.389555215835571" calcext:value-type="float">
            <text:p>0.3895552158</text:p>
          </table:table-cell>
          <table:table-cell office:value-type="float" office:value="0.964423179626465" calcext:value-type="float">
            <text:p>0.9644231796</text:p>
          </table:table-cell>
          <table:table-cell office:value-type="float" office:value="0.354941129684448" calcext:value-type="float">
            <text:p>0.3549411297</text:p>
          </table:table-cell>
          <table:table-cell table:number-columns-repeated="5"/>
          <table:table-cell office:value-type="float" office:value="0.254392147064209" calcext:value-type="float">
            <text:p>0.2543921471</text:p>
          </table:table-cell>
        </table:table-row>
        <table:table-row table:style-name="ro1">
          <table:table-cell table:number-columns-repeated="22"/>
          <table:table-cell office:value-type="float" office:value="0.34298849105835" calcext:value-type="float">
            <text:p>0.3429884911</text:p>
          </table:table-cell>
          <table:table-cell/>
          <table:table-cell office:value-type="float" office:value="0.387674570083618" calcext:value-type="float">
            <text:p>0.3876745701</text:p>
          </table:table-cell>
          <table:table-cell office:value-type="float" office:value="0.964023590087891" calcext:value-type="float">
            <text:p>0.9640235901</text:p>
          </table:table-cell>
          <table:table-cell office:value-type="float" office:value="0.356435537338257" calcext:value-type="float">
            <text:p>0.3564355373</text:p>
          </table:table-cell>
          <table:table-cell table:number-columns-repeated="5"/>
          <table:table-cell office:value-type="float" office:value="0.25345253944397" calcext:value-type="float">
            <text:p>0.2534525394</text:p>
          </table:table-cell>
        </table:table-row>
        <table:table-row table:style-name="ro1">
          <table:table-cell table:number-columns-repeated="22"/>
          <table:table-cell office:value-type="float" office:value="0.343173027038574" calcext:value-type="float">
            <text:p>0.343173027</text:p>
          </table:table-cell>
          <table:table-cell/>
          <table:table-cell office:value-type="float" office:value="0.387536764144898" calcext:value-type="float">
            <text:p>0.3875367641</text:p>
          </table:table-cell>
          <table:table-cell office:value-type="float" office:value="0.953590154647827" calcext:value-type="float">
            <text:p>0.9535901546</text:p>
          </table:table-cell>
          <table:table-cell office:value-type="float" office:value="0.354989528656006" calcext:value-type="float">
            <text:p>0.3549895287</text:p>
          </table:table-cell>
          <table:table-cell table:number-columns-repeated="5"/>
          <table:table-cell office:value-type="float" office:value="0.252729177474976" calcext:value-type="float">
            <text:p>0.2527291775</text:p>
          </table:table-cell>
        </table:table-row>
        <table:table-row table:style-name="ro1">
          <table:table-cell table:number-columns-repeated="22"/>
          <table:table-cell office:value-type="float" office:value="0.342019319534302" calcext:value-type="float">
            <text:p>0.3420193195</text:p>
          </table:table-cell>
          <table:table-cell/>
          <table:table-cell office:value-type="float" office:value="0.395210742950439" calcext:value-type="float">
            <text:p>0.395210743</text:p>
          </table:table-cell>
          <table:table-cell office:value-type="float" office:value="0.969417333602905" calcext:value-type="float">
            <text:p>0.9694173336</text:p>
          </table:table-cell>
          <table:table-cell office:value-type="float" office:value="0.35456109046936" calcext:value-type="float">
            <text:p>0.3545610905</text:p>
          </table:table-cell>
          <table:table-cell table:number-columns-repeated="5"/>
          <table:table-cell office:value-type="float" office:value="0.251399278640747" calcext:value-type="float">
            <text:p>0.2513992786</text:p>
          </table:table-cell>
        </table:table-row>
        <table:table-row table:style-name="ro1">
          <table:table-cell table:number-columns-repeated="22"/>
          <table:table-cell office:value-type="float" office:value="0.342858552932739" calcext:value-type="float">
            <text:p>0.3428585529</text:p>
          </table:table-cell>
          <table:table-cell/>
          <table:table-cell office:value-type="float" office:value="0.392343044281006" calcext:value-type="float">
            <text:p>0.3923430443</text:p>
          </table:table-cell>
          <table:table-cell office:value-type="float" office:value="0.965269327163696" calcext:value-type="float">
            <text:p>0.9652693272</text:p>
          </table:table-cell>
          <table:table-cell office:value-type="float" office:value="0.360930442810059" calcext:value-type="float">
            <text:p>0.3609304428</text:p>
          </table:table-cell>
          <table:table-cell table:number-columns-repeated="5"/>
          <table:table-cell office:value-type="float" office:value="0.253167152404785" calcext:value-type="float">
            <text:p>0.2531671524</text:p>
          </table:table-cell>
        </table:table-row>
        <table:table-row table:style-name="ro1">
          <table:table-cell table:number-columns-repeated="22"/>
          <table:table-cell office:value-type="float" office:value="0.345207929611206" calcext:value-type="float">
            <text:p>0.3452079296</text:p>
          </table:table-cell>
          <table:table-cell/>
          <table:table-cell office:value-type="float" office:value="0.392041444778442" calcext:value-type="float">
            <text:p>0.3920414448</text:p>
          </table:table-cell>
          <table:table-cell office:value-type="float" office:value="0.970705509185791" calcext:value-type="float">
            <text:p>0.9707055092</text:p>
          </table:table-cell>
          <table:table-cell office:value-type="float" office:value="0.358365535736084" calcext:value-type="float">
            <text:p>0.3583655357</text:p>
          </table:table-cell>
          <table:table-cell table:number-columns-repeated="5"/>
          <table:table-cell office:value-type="float" office:value="0.253181219100952" calcext:value-type="float">
            <text:p>0.2531812191</text:p>
          </table:table-cell>
        </table:table-row>
        <table:table-row table:style-name="ro1">
          <table:table-cell table:number-columns-repeated="22"/>
          <table:table-cell office:value-type="float" office:value="0.342244148254395" calcext:value-type="float">
            <text:p>0.3422441483</text:p>
          </table:table-cell>
          <table:table-cell/>
          <table:table-cell office:value-type="float" office:value="0.391569137573242" calcext:value-type="float">
            <text:p>0.3915691376</text:p>
          </table:table-cell>
          <table:table-cell office:value-type="float" office:value="0.96176290512085" calcext:value-type="float">
            <text:p>0.9617629051</text:p>
          </table:table-cell>
          <table:table-cell office:value-type="float" office:value="0.362796068191528" calcext:value-type="float">
            <text:p>0.3627960682</text:p>
          </table:table-cell>
          <table:table-cell table:number-columns-repeated="5"/>
          <table:table-cell office:value-type="float" office:value="0.254383087158203" calcext:value-type="float">
            <text:p>0.2543830872</text:p>
          </table:table-cell>
        </table:table-row>
        <table:table-row table:style-name="ro1">
          <table:table-cell table:number-columns-repeated="22"/>
          <table:table-cell office:value-type="float" office:value="0.344281435012817" calcext:value-type="float">
            <text:p>0.344281435</text:p>
          </table:table-cell>
          <table:table-cell/>
          <table:table-cell office:value-type="float" office:value="0.392491340637207" calcext:value-type="float">
            <text:p>0.3924913406</text:p>
          </table:table-cell>
          <table:table-cell office:value-type="float" office:value="0.962234497070312" calcext:value-type="float">
            <text:p>0.9622344971</text:p>
          </table:table-cell>
          <table:table-cell office:value-type="float" office:value="0.361248970031738" calcext:value-type="float">
            <text:p>0.36124897</text:p>
          </table:table-cell>
          <table:table-cell table:number-columns-repeated="5"/>
          <table:table-cell office:value-type="float" office:value="0.253075122833252" calcext:value-type="float">
            <text:p>0.2530751228</text:p>
          </table:table-cell>
        </table:table-row>
        <table:table-row table:style-name="ro1">
          <table:table-cell table:number-columns-repeated="22"/>
          <table:table-cell office:value-type="float" office:value="0.344908952713013" calcext:value-type="float">
            <text:p>0.3449089527</text:p>
          </table:table-cell>
          <table:table-cell/>
          <table:table-cell office:value-type="float" office:value="0.391317844390869" calcext:value-type="float">
            <text:p>0.3913178444</text:p>
          </table:table-cell>
          <table:table-cell office:value-type="float" office:value="0.958979845046997" calcext:value-type="float">
            <text:p>0.958979845</text:p>
          </table:table-cell>
          <table:table-cell office:value-type="float" office:value="0.377486228942871" calcext:value-type="float">
            <text:p>0.3774862289</text:p>
          </table:table-cell>
          <table:table-cell table:number-columns-repeated="5"/>
          <table:table-cell office:value-type="float" office:value="0.251791715621948" calcext:value-type="float">
            <text:p>0.2517917156</text:p>
          </table:table-cell>
        </table:table-row>
        <table:table-row table:style-name="ro1">
          <table:table-cell table:number-columns-repeated="22"/>
          <table:table-cell office:value-type="float" office:value="0.345682144165039" calcext:value-type="float">
            <text:p>0.3456821442</text:p>
          </table:table-cell>
          <table:table-cell/>
          <table:table-cell office:value-type="float" office:value="0.388999223709106" calcext:value-type="float">
            <text:p>0.3889992237</text:p>
          </table:table-cell>
          <table:table-cell office:value-type="float" office:value="0.967470645904541" calcext:value-type="float">
            <text:p>0.9674706459</text:p>
          </table:table-cell>
          <table:table-cell office:value-type="float" office:value="0.365751981735229" calcext:value-type="float">
            <text:p>0.3657519817</text:p>
          </table:table-cell>
          <table:table-cell table:number-columns-repeated="5"/>
          <table:table-cell office:value-type="float" office:value="0.253811836242676" calcext:value-type="float">
            <text:p>0.2538118362</text:p>
          </table:table-cell>
        </table:table-row>
        <table:table-row table:style-name="ro1">
          <table:table-cell table:number-columns-repeated="22"/>
          <table:table-cell office:value-type="float" office:value="0.345794916152954" calcext:value-type="float">
            <text:p>0.3457949162</text:p>
          </table:table-cell>
          <table:table-cell/>
          <table:table-cell office:value-type="float" office:value="0.400116443634033" calcext:value-type="float">
            <text:p>0.4001164436</text:p>
          </table:table-cell>
          <table:table-cell office:value-type="float" office:value="0.974099397659302" calcext:value-type="float">
            <text:p>0.9740993977</text:p>
          </table:table-cell>
          <table:table-cell office:value-type="float" office:value="0.36073899269104" calcext:value-type="float">
            <text:p>0.3607389927</text:p>
          </table:table-cell>
          <table:table-cell table:number-columns-repeated="5"/>
          <table:table-cell office:value-type="float" office:value="0.253427028656006" calcext:value-type="float">
            <text:p>0.2534270287</text:p>
          </table:table-cell>
        </table:table-row>
        <table:table-row table:style-name="ro1">
          <table:table-cell table:number-columns-repeated="22"/>
          <table:table-cell office:value-type="float" office:value="0.345780849456787" calcext:value-type="float">
            <text:p>0.3457808495</text:p>
          </table:table-cell>
          <table:table-cell/>
          <table:table-cell office:value-type="float" office:value="0.394132375717163" calcext:value-type="float">
            <text:p>0.3941323757</text:p>
          </table:table-cell>
          <table:table-cell office:value-type="float" office:value="0.972998142242431" calcext:value-type="float">
            <text:p>0.9729981422</text:p>
          </table:table-cell>
          <table:table-cell office:value-type="float" office:value="0.369706869125366" calcext:value-type="float">
            <text:p>0.3697068691</text:p>
          </table:table-cell>
          <table:table-cell table:number-columns-repeated="6"/>
        </table:table-row>
        <table:table-row table:style-name="ro1">
          <table:table-cell table:number-columns-repeated="22"/>
          <table:table-cell office:value-type="float" office:value="0.34520697593689" calcext:value-type="float">
            <text:p>0.3452069759</text:p>
          </table:table-cell>
          <table:table-cell/>
          <table:table-cell office:value-type="float" office:value="0.392713069915771" calcext:value-type="float">
            <text:p>0.3927130699</text:p>
          </table:table-cell>
          <table:table-cell office:value-type="float" office:value="0.967978715896606" calcext:value-type="float">
            <text:p>0.9679787159</text:p>
          </table:table-cell>
          <table:table-cell office:value-type="float" office:value="0.36266016960144" calcext:value-type="float">
            <text:p>0.3626601696</text:p>
          </table:table-cell>
          <table:table-cell table:number-columns-repeated="6"/>
        </table:table-row>
        <table:table-row table:style-name="ro1">
          <table:table-cell table:number-columns-repeated="22"/>
          <table:table-cell office:value-type="float" office:value="0.344844341278076" calcext:value-type="float">
            <text:p>0.3448443413</text:p>
          </table:table-cell>
          <table:table-cell/>
          <table:table-cell office:value-type="float" office:value="0.392245054244995" calcext:value-type="float">
            <text:p>0.3922450542</text:p>
          </table:table-cell>
          <table:table-cell office:value-type="float" office:value="0.977612495422363" calcext:value-type="float">
            <text:p>0.9776124954</text:p>
          </table:table-cell>
          <table:table-cell office:value-type="float" office:value="0.360973358154297" calcext:value-type="float">
            <text:p>0.3609733582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3">00/00/0000</text:date>, <text:time style:data-style-name="N2" text:time-value="08:24:49.07413484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0T02:43:21.699228401</meta:creation-date>
    <dc:date>2017-09-23T01:31:22.097924117</dc:date>
    <meta:editing-duration>PT20H57M19S</meta:editing-duration>
    <meta:editing-cycles>22</meta:editing-cycles>
    <meta:generator>LibreOffice/4.2.8.2$Linux_X86_64 LibreOffice_project/420m0$Build-2</meta:generator>
    <meta:document-statistic meta:table-count="1" meta:cell-count="66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255cm" svg:y="3.703cm" style:legend-expansion="high" chart:style-name="ch2"/>
        <chart:plot-area chart:style-name="ch3" table:cell-range-address="Sheet1.A1:Sheet1.G1 Sheet1.A9:Sheet1.G10 Sheet1.A12:Sheet1.G12" chart:data-source-has-labels="both" svg:x="0.32cm" svg:y="0.18cm" svg:width="11.615cm" svg:height="8.64cm">
          <chartooo:coordinate-region svg:x="0.756cm" svg:y="0.379cm" svg:width="11.179cm" svg:height="7.794cm"/>
          <chart:axis chart:dimension="x" chart:name="primary-x" chart:style-name="ch4" chartooo:axis-type="auto">
            <chartooo:date-scale/>
            <chart:categories table:cell-range-address="Sheet1.B1:Sheet1.G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9:Sheet1.G9" chart:label-cell-address="Sheet1.A9:Sheet1.A9" chart:class="chart:bar">
            <chart:data-point chart:repeated="6"/>
          </chart:series>
          <chart:series chart:style-name="ch8" chart:values-cell-range-address="Sheet1.B10:Sheet1.G10" chart:label-cell-address="Sheet1.A10:Sheet1.A10" chart:class="chart:bar">
            <chart:data-point chart:repeated="6"/>
          </chart:series>
          <chart:series chart:style-name="ch9" chart:values-cell-range-address="Sheet1.B12:Sheet1.G12" chart:label-cell-address="Sheet1.A12:Sheet1.A12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ectralnorm</text:p>
                <draw:g>
                  <svg:desc>Sheet1.B1:Sheet1.G1</svg:desc>
                </draw:g>
              </table:table-cell>
              <table:table-cell office:value-type="string">
                <text:p>float</text:p>
              </table:table-cell>
              <table:table-cell office:value-type="string">
                <text:p>nbody</text:p>
              </table:table-cell>
              <table:table-cell office:value-type="string">
                <text:p>go</text:p>
              </table:table-cell>
              <table:table-cell office:value-type="string">
                <text:p>pystone</text:p>
              </table:table-cell>
              <table:table-cell office:value-type="string">
                <text:p>chaos</text:p>
              </table:table-cell>
            </table:table-row>
          </table:table-header-rows>
          <table:table-rows>
            <table:table-row>
              <table:table-cell office:value-type="string">
                <text:p>original overhead</text:p>
                <draw:g>
                  <svg:desc>Sheet1.A9:Sheet1.A9</svg:desc>
                </draw:g>
              </table:table-cell>
              <table:table-cell office:value-type="float" office:value="3.08071748878924">
                <text:p>3.08071748878924</text:p>
                <draw:g>
                  <svg:desc>Sheet1.B9:Sheet1.G9</svg:desc>
                </draw:g>
              </table:table-cell>
              <table:table-cell office:value-type="float" office:value="3.32710280373832">
                <text:p>3.32710280373832</text:p>
              </table:table-cell>
              <table:table-cell office:value-type="float" office:value="4.85650224215247">
                <text:p>4.85650224215247</text:p>
              </table:table-cell>
              <table:table-cell office:value-type="float" office:value="4.1980198019802">
                <text:p>4.1980198019802</text:p>
              </table:table-cell>
              <table:table-cell office:value-type="float" office:value="2.73053892215569">
                <text:p>2.73053892215569</text:p>
              </table:table-cell>
              <table:table-cell office:value-type="float" office:value="2.66396761133603">
                <text:p>2.66396761133603</text:p>
              </table:table-cell>
            </table:table-row>
            <table:table-row>
              <table:table-cell office:value-type="string">
                <text:p>optimized overhead</text:p>
                <draw:g>
                  <svg:desc>Sheet1.A10:Sheet1.A10</svg:desc>
                </draw:g>
              </table:table-cell>
              <table:table-cell office:value-type="float" office:value="1.04035874439462">
                <text:p>1.04035874439462</text:p>
                <draw:g>
                  <svg:desc>Sheet1.B10:Sheet1.G10</svg:desc>
                </draw:g>
              </table:table-cell>
              <table:table-cell office:value-type="float" office:value="1.4018691588785">
                <text:p>1.4018691588785</text:p>
              </table:table-cell>
              <table:table-cell office:value-type="float" office:value="1.02242152466368">
                <text:p>1.02242152466368</text:p>
              </table:table-cell>
              <table:table-cell office:value-type="float" office:value="1.04207920792079">
                <text:p>1.04207920792079</text:p>
              </table:table-cell>
              <table:table-cell office:value-type="float" office:value="0.961077844311377">
                <text:p>0.961077844311377</text:p>
              </table:table-cell>
              <table:table-cell office:value-type="float" office:value="1.04048582995951">
                <text:p>1.04048582995951</text:p>
              </table:table-cell>
            </table:table-row>
            <table:table-row>
              <table:table-cell office:value-type="string">
                <text:p>baseline</text:p>
                <draw:g>
                  <svg:desc>Sheet1.A12:Sheet1.A12</svg:desc>
                </draw:g>
              </table:table-cell>
              <table:table-cell office:value-type="float" office:value="1">
                <text:p>1</text:p>
                <draw:g>
                  <svg:desc>Sheet1.B12:Sheet1.G12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